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微軟正黑體" svg:font-family="微軟正黑體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2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9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32_2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25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_19968__33324__32_2" style:data-style-name="N0">
      <style:table-cell-properties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_19968__33324_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0" style:family="table-cell" style:parent-style-name="_19968__33324_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_19968__33324__32_2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32_2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6.1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7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4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2" table:number-columns-repeated="216" table:default-cell-style-name="ce2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2" table:style-name="ce3"/>
          <table:table-cell table:style-name="ce4"/>
          <table:table-cell office:value-type="string" office:string-value="中 華 民 國 109 年 9 月 底" table:formula="of:=['file://192.168.167.105/d/【可雲移交資料】/月報/06速(月)報套印/10909/速報各月(9月修正)-109.9..xls'#'01-年齡結構'.K2]" table:style-name="ce5">
            <text:p><text:s/>中 華 民 國 109 年 9 月 底<text:s/></text:p>
          </table:table-cell>
          <table:table-cell table:number-columns-repeated="13" table:style-name="ce3"/>
          <table:table-cell table:number-columns-repeated="2" table:style-name="ce6"/>
          <table:table-cell office:value-type="string" table:style-name="ce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4">
            <text:p>區域別</text:p>
          </table:table-cell>
          <table:table-cell office:value-type="string" table:number-columns-spanned="3" table:number-rows-spanned="1" table:style-name="ce35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36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3">～</text:span><text:span text:style-name="T4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12<text:s/><text:span text:style-name="T3">～</text:span><text:span text:style-name="T4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38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39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9">
            <text:p>％</text:p>
          </table:table-cell>
          <table:table-cell office:value-type="string" table:style-name="ce8">
            <text:p>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1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1">
            <text:p>總 <text:s text:c="3"/>計</text:p>
          </table:table-cell>
          <table:table-cell office:value-type="float" office:value="23568378" table:style-name="ce12">
            <text:p>23,568,378</text:p>
          </table:table-cell>
          <table:table-cell office:value-type="float" office:value="11679669" table:style-name="ce12">
            <text:p>11,679,669</text:p>
          </table:table-cell>
          <table:table-cell office:value-type="float" office:value="11888709" table:style-name="ce12">
            <text:p>11,888,709</text:p>
          </table:table-cell>
          <table:table-cell office:value-type="float" office:value="937190" table:style-name="ce12">
            <text:p>937,190</text:p>
          </table:table-cell>
          <table:table-cell office:value-type="float" office:value="485606" table:style-name="ce12">
            <text:p>485,606</text:p>
          </table:table-cell>
          <table:table-cell office:value-type="float" office:value="451584" table:style-name="ce12">
            <text:p>451,584</text:p>
          </table:table-cell>
          <table:table-cell office:value-type="float" office:value="3.9764722035602116" table:style-name="ce13">
            <text:p>3.98</text:p>
          </table:table-cell>
          <table:table-cell office:value-type="float" office:value="1360624" table:style-name="ce12">
            <text:p>1,360,624</text:p>
          </table:table-cell>
          <table:table-cell office:value-type="float" office:value="704937" table:style-name="ce12">
            <text:p>704,937</text:p>
          </table:table-cell>
          <table:table-cell office:value-type="float" office:value="655687" table:style-name="ce12">
            <text:p>655,687</text:p>
          </table:table-cell>
          <table:table-cell office:value-type="float" office:value="5.7730913854148129" table:style-name="ce14">
            <text:p>5.77</text:p>
          </table:table-cell>
          <table:table-cell office:value-type="float" office:value="2361200" table:style-name="ce12">
            <text:p>2,361,200</text:p>
          </table:table-cell>
          <table:table-cell office:value-type="float" office:value="1224410" table:style-name="ce12">
            <text:p>1,224,410</text:p>
          </table:table-cell>
          <table:table-cell office:value-type="float" office:value="1136790" table:style-name="ce12">
            <text:p>1,136,790</text:p>
          </table:table-cell>
          <table:table-cell office:value-type="float" office:value="10.018508698392397" table:style-name="ce13">
            <text:p>10.02</text:p>
          </table:table-cell>
          <table:table-cell office:value-type="float" office:value="2563351" table:style-name="ce12">
            <text:p>2,563,351</text:p>
          </table:table-cell>
          <table:table-cell office:value-type="float" office:value="1330189" table:style-name="ce12">
            <text:p>1,330,189</text:p>
          </table:table-cell>
          <table:table-cell office:value-type="float" office:value="1233162" table:style-name="ce12">
            <text:p>1,233,162</text:p>
          </table:table-cell>
          <table:table-cell office:value-type="float" office:value="10.876230006154858" table:style-name="ce13">
            <text:p>10.88</text:p>
          </table:table-cell>
          <table:table-cell office:value-type="float" office:value="1273906" table:style-name="ce12">
            <text:p>1,273,906</text:p>
          </table:table-cell>
          <table:table-cell office:value-type="float" office:value="666267" table:style-name="ce12">
            <text:p>666,267</text:p>
          </table:table-cell>
          <table:table-cell office:value-type="float" office:value="607639" table:style-name="ce12">
            <text:p>607,639</text:p>
          </table:table-cell>
          <table:table-cell office:value-type="float" office:value="5.4051492215544066" table:style-name="ce13">
            <text:p>5.41</text:p>
          </table:table-cell>
          <table:table-cell office:value-type="float" office:value="19413020" table:style-name="ce12">
            <text:p>19,413,020</text:p>
          </table:table-cell>
          <table:table-cell office:value-type="float" office:value="9518064" table:style-name="ce12">
            <text:p>9,518,064</text:p>
          </table:table-cell>
          <table:table-cell office:value-type="float" office:value="9894956" table:style-name="ce12">
            <text:p>9,894,956</text:p>
          </table:table-cell>
          <table:table-cell office:value-type="float" office:value="82.368926703398941" table:style-name="ce13">
            <text:p>82.37</text:p>
          </table:table-cell>
          <table:table-cell office:value-type="float" office:value="3738136" table:style-name="ce12">
            <text:p>3,738,136</text:p>
          </table:table-cell>
          <table:table-cell office:value-type="float" office:value="1704873" table:style-name="ce12">
            <text:p>1,704,873</text:p>
          </table:table-cell>
          <table:table-cell office:value-type="float" office:value="2033263" table:style-name="ce12">
            <text:p>2,033,263</text:p>
          </table:table-cell>
          <table:table-cell office:value-type="float" office:value="15.860811465260783" table:style-name="ce13">
            <text:p>15.86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新北市</text:p>
          </table:table-cell>
          <table:table-cell office:value-type="float" office:value="4029205" table:style-name="ce16">
            <text:p>4,029,205</text:p>
          </table:table-cell>
          <table:table-cell office:value-type="float" office:value="1967632" table:style-name="ce16">
            <text:p>1,967,632</text:p>
          </table:table-cell>
          <table:table-cell office:value-type="float" office:value="2061573" table:style-name="ce16">
            <text:p>2,061,573</text:p>
          </table:table-cell>
          <table:table-cell office:value-type="float" office:value="148939" table:style-name="ce16">
            <text:p>148,939</text:p>
          </table:table-cell>
          <table:table-cell office:value-type="float" office:value="76867" table:style-name="ce16">
            <text:p>76,867</text:p>
          </table:table-cell>
          <table:table-cell office:value-type="float" office:value="72072" table:style-name="ce16">
            <text:p>72,072</text:p>
          </table:table-cell>
          <table:table-cell office:value-type="float" office:value="3.6964860313635071" table:style-name="ce17">
            <text:p>3.70</text:p>
          </table:table-cell>
          <table:table-cell office:value-type="float" office:value="218828" table:style-name="ce16">
            <text:p>218,828</text:p>
          </table:table-cell>
          <table:table-cell office:value-type="float" office:value="113004" table:style-name="ce16">
            <text:p>113,004</text:p>
          </table:table-cell>
          <table:table-cell office:value-type="float" office:value="105824" table:style-name="ce16">
            <text:p>105,824</text:p>
          </table:table-cell>
          <table:table-cell office:value-type="float" office:value="5.4310465712218665" table:style-name="ce18">
            <text:p>5.43</text:p>
          </table:table-cell>
          <table:table-cell office:value-type="float" office:value="384534" table:style-name="ce16">
            <text:p>384,534</text:p>
          </table:table-cell>
          <table:table-cell office:value-type="float" office:value="198927" table:style-name="ce16">
            <text:p>198,927</text:p>
          </table:table-cell>
          <table:table-cell office:value-type="float" office:value="185607" table:style-name="ce16">
            <text:p>185,607</text:p>
          </table:table-cell>
          <table:table-cell office:value-type="float" office:value="9.5436692846355538" table:style-name="ce17">
            <text:p>9.54</text:p>
          </table:table-cell>
          <table:table-cell office:value-type="float" office:value="416977" table:style-name="ce16">
            <text:p>416,977</text:p>
          </table:table-cell>
          <table:table-cell office:value-type="float" office:value="215929" table:style-name="ce16">
            <text:p>215,929</text:p>
          </table:table-cell>
          <table:table-cell office:value-type="float" office:value="201048" table:style-name="ce16">
            <text:p>201,048</text:p>
          </table:table-cell>
          <table:table-cell office:value-type="float" office:value="10.348865346886047" table:style-name="ce17">
            <text:p>10.35</text:p>
          </table:table-cell>
          <table:table-cell office:value-type="float" office:value="206948" table:style-name="ce16">
            <text:p>206,948</text:p>
          </table:table-cell>
          <table:table-cell office:value-type="float" office:value="108279" table:style-name="ce16">
            <text:p>108,279</text:p>
          </table:table-cell>
          <table:table-cell office:value-type="float" office:value="98669" table:style-name="ce16">
            <text:p>98,669</text:p>
          </table:table-cell>
          <table:table-cell office:value-type="float" office:value="5.1361993246806747" table:style-name="ce17">
            <text:p>5.14</text:p>
          </table:table-cell>
          <table:table-cell office:value-type="float" office:value="3352210" table:style-name="ce16">
            <text:p>3,352,210</text:p>
          </table:table-cell>
          <table:table-cell office:value-type="float" office:value="1615860" table:style-name="ce16">
            <text:p>1,615,860</text:p>
          </table:table-cell>
          <table:table-cell office:value-type="float" office:value="1736350" table:style-name="ce16">
            <text:p>1,736,350</text:p>
          </table:table-cell>
          <table:table-cell office:value-type="float" office:value="83.197802047798504" table:style-name="ce17">
            <text:p>83.20</text:p>
          </table:table-cell>
          <table:table-cell office:value-type="float" office:value="608084" table:style-name="ce16">
            <text:p>608,084</text:p>
          </table:table-cell>
          <table:table-cell office:value-type="float" office:value="274517" table:style-name="ce16">
            <text:p>274,517</text:p>
          </table:table-cell>
          <table:table-cell office:value-type="float" office:value="333567" table:style-name="ce16">
            <text:p>333,567</text:p>
          </table:table-cell>
          <table:table-cell office:value-type="float" office:value="15.091910190720007" table:style-name="ce17">
            <text:p>15.09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北市</text:p>
          </table:table-cell>
          <table:table-cell office:value-type="float" office:value="2610762" table:style-name="ce16">
            <text:p>2,610,762</text:p>
          </table:table-cell>
          <table:table-cell office:value-type="float" office:value="1242747" table:style-name="ce16">
            <text:p>1,242,747</text:p>
          </table:table-cell>
          <table:table-cell office:value-type="float" office:value="1368015" table:style-name="ce16">
            <text:p>1,368,015</text:p>
          </table:table-cell>
          <table:table-cell office:value-type="float" office:value="115648" table:style-name="ce16">
            <text:p>115,648</text:p>
          </table:table-cell>
          <table:table-cell office:value-type="float" office:value="59771" table:style-name="ce16">
            <text:p>59,771</text:p>
          </table:table-cell>
          <table:table-cell office:value-type="float" office:value="55877" table:style-name="ce16">
            <text:p>55,877</text:p>
          </table:table-cell>
          <table:table-cell office:value-type="float" office:value="4.4296645960068357" table:style-name="ce17">
            <text:p>4.43</text:p>
          </table:table-cell>
          <table:table-cell office:value-type="float" office:value="166516" table:style-name="ce16">
            <text:p>166,516</text:p>
          </table:table-cell>
          <table:table-cell office:value-type="float" office:value="86004" table:style-name="ce16">
            <text:p>86,004</text:p>
          </table:table-cell>
          <table:table-cell office:value-type="float" office:value="80512" table:style-name="ce16">
            <text:p>80,512</text:p>
          </table:table-cell>
          <table:table-cell office:value-type="float" office:value="6.3780612710005737" table:style-name="ce18">
            <text:p>6.38</text:p>
          </table:table-cell>
          <table:table-cell office:value-type="float" office:value="280527" table:style-name="ce16">
            <text:p>280,527</text:p>
          </table:table-cell>
          <table:table-cell office:value-type="float" office:value="145130" table:style-name="ce16">
            <text:p>145,130</text:p>
          </table:table-cell>
          <table:table-cell office:value-type="float" office:value="135397" table:style-name="ce16">
            <text:p>135,397</text:p>
          </table:table-cell>
          <table:table-cell office:value-type="float" office:value="10.74502386659527" table:style-name="ce17">
            <text:p>10.75</text:p>
          </table:table-cell>
          <table:table-cell office:value-type="float" office:value="303344" table:style-name="ce16">
            <text:p>303,344</text:p>
          </table:table-cell>
          <table:table-cell office:value-type="float" office:value="156970" table:style-name="ce16">
            <text:p>156,970</text:p>
          </table:table-cell>
          <table:table-cell office:value-type="float" office:value="146374" table:style-name="ce16">
            <text:p>146,374</text:p>
          </table:table-cell>
          <table:table-cell office:value-type="float" office:value="11.618983270018484" table:style-name="ce17">
            <text:p>11.62</text:p>
          </table:table-cell>
          <table:table-cell office:value-type="float" office:value="129324" table:style-name="ce16">
            <text:p>129,324</text:p>
          </table:table-cell>
          <table:table-cell office:value-type="float" office:value="67463" table:style-name="ce16">
            <text:p>67,463</text:p>
          </table:table-cell>
          <table:table-cell office:value-type="float" office:value="61861" table:style-name="ce16">
            <text:p>61,861</text:p>
          </table:table-cell>
          <table:table-cell office:value-type="float" office:value="4.9534963355526092" table:style-name="ce17">
            <text:p>4.95</text:p>
          </table:table-cell>
          <table:table-cell office:value-type="float" office:value="2153816" table:style-name="ce16">
            <text:p>2,153,816</text:p>
          </table:table-cell>
          <table:table-cell office:value-type="float" office:value="1005733" table:style-name="ce16">
            <text:p>1,005,733</text:p>
          </table:table-cell>
          <table:table-cell office:value-type="float" office:value="1148083" table:style-name="ce16">
            <text:p>1,148,083</text:p>
          </table:table-cell>
          <table:table-cell office:value-type="float" office:value="82.497600317455209" table:style-name="ce17">
            <text:p>82.50</text:p>
          </table:table-cell>
          <table:table-cell office:value-type="float" office:value="490939" table:style-name="ce16">
            <text:p>490,939</text:p>
          </table:table-cell>
          <table:table-cell office:value-type="float" office:value="218225" table:style-name="ce16">
            <text:p>218,225</text:p>
          </table:table-cell>
          <table:table-cell office:value-type="float" office:value="272714" table:style-name="ce16">
            <text:p>272,714</text:p>
          </table:table-cell>
          <table:table-cell office:value-type="float" office:value="18.804433341683385" table:style-name="ce17">
            <text:p>18.80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桃園市</text:p>
          </table:table-cell>
          <table:table-cell office:value-type="float" office:value="2264231" table:style-name="ce16">
            <text:p>2,264,231</text:p>
          </table:table-cell>
          <table:table-cell office:value-type="float" office:value="1122406" table:style-name="ce16">
            <text:p>1,122,406</text:p>
          </table:table-cell>
          <table:table-cell office:value-type="float" office:value="1141825" table:style-name="ce16">
            <text:p>1,141,825</text:p>
          </table:table-cell>
          <table:table-cell office:value-type="float" office:value="111903" table:style-name="ce16">
            <text:p>111,903</text:p>
          </table:table-cell>
          <table:table-cell office:value-type="float" office:value="58026" table:style-name="ce16">
            <text:p>58,026</text:p>
          </table:table-cell>
          <table:table-cell office:value-type="float" office:value="53877" table:style-name="ce16">
            <text:p>53,877</text:p>
          </table:table-cell>
          <table:table-cell office:value-type="float" office:value="4.9422077517709102" table:style-name="ce17">
            <text:p>4.94</text:p>
          </table:table-cell>
          <table:table-cell office:value-type="float" office:value="158772" table:style-name="ce16">
            <text:p>158,772</text:p>
          </table:table-cell>
          <table:table-cell office:value-type="float" office:value="82425" table:style-name="ce16">
            <text:p>82,425</text:p>
          </table:table-cell>
          <table:table-cell office:value-type="float" office:value="76347" table:style-name="ce16">
            <text:p>76,347</text:p>
          </table:table-cell>
          <table:table-cell office:value-type="float" office:value="7.0121820609292946" table:style-name="ce18">
            <text:p>7.01</text:p>
          </table:table-cell>
          <table:table-cell office:value-type="float" office:value="266956" table:style-name="ce16">
            <text:p>266,956</text:p>
          </table:table-cell>
          <table:table-cell office:value-type="float" office:value="138560" table:style-name="ce16">
            <text:p>138,560</text:p>
          </table:table-cell>
          <table:table-cell office:value-type="float" office:value="128396" table:style-name="ce16">
            <text:p>128,396</text:p>
          </table:table-cell>
          <table:table-cell office:value-type="float" office:value="11.790139786974033" table:style-name="ce17">
            <text:p>11.79</text:p>
          </table:table-cell>
          <table:table-cell office:value-type="float" office:value="288669" table:style-name="ce16">
            <text:p>288,669</text:p>
          </table:table-cell>
          <table:table-cell office:value-type="float" office:value="149972" table:style-name="ce16">
            <text:p>149,972</text:p>
          </table:table-cell>
          <table:table-cell office:value-type="float" office:value="138697" table:style-name="ce16">
            <text:p>138,697</text:p>
          </table:table-cell>
          <table:table-cell office:value-type="float" office:value="12.749096713188715" table:style-name="ce17">
            <text:p>12.75</text:p>
          </table:table-cell>
          <table:table-cell office:value-type="float" office:value="135493" table:style-name="ce16">
            <text:p>135,493</text:p>
          </table:table-cell>
          <table:table-cell office:value-type="float" office:value="71119" table:style-name="ce16">
            <text:p>71,119</text:p>
          </table:table-cell>
          <table:table-cell office:value-type="float" office:value="64374" table:style-name="ce16">
            <text:p>64,374</text:p>
          </table:table-cell>
          <table:table-cell office:value-type="float" office:value="5.9840625801872687" table:style-name="ce17">
            <text:p>5.98</text:p>
          </table:table-cell>
          <table:table-cell office:value-type="float" office:value="1807479" table:style-name="ce16">
            <text:p>1,807,479</text:p>
          </table:table-cell>
          <table:table-cell office:value-type="float" office:value="884295" table:style-name="ce16">
            <text:p>884,295</text:p>
          </table:table-cell>
          <table:table-cell office:value-type="float" office:value="923184" table:style-name="ce16">
            <text:p>923,184</text:p>
          </table:table-cell>
          <table:table-cell office:value-type="float" office:value="79.827499932648209" table:style-name="ce17">
            <text:p>79.83</text:p>
          </table:table-cell>
          <table:table-cell office:value-type="float" office:value="286850" table:style-name="ce16">
            <text:p>286,850</text:p>
          </table:table-cell>
          <table:table-cell office:value-type="float" office:value="131412" table:style-name="ce16">
            <text:p>131,412</text:p>
          </table:table-cell>
          <table:table-cell office:value-type="float" office:value="155438" table:style-name="ce16">
            <text:p>155,438</text:p>
          </table:table-cell>
          <table:table-cell office:value-type="float" office:value="12.668760387080646" table:style-name="ce17">
            <text:p>12.67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中市</text:p>
          </table:table-cell>
          <table:table-cell office:value-type="float" office:value="2816779" table:style-name="ce16">
            <text:p>2,816,779</text:p>
          </table:table-cell>
          <table:table-cell office:value-type="float" office:value="1384042" table:style-name="ce16">
            <text:p>1,384,042</text:p>
          </table:table-cell>
          <table:table-cell office:value-type="float" office:value="1432737" table:style-name="ce16">
            <text:p>1,432,737</text:p>
          </table:table-cell>
          <table:table-cell office:value-type="float" office:value="125369" table:style-name="ce16">
            <text:p>125,369</text:p>
          </table:table-cell>
          <table:table-cell office:value-type="float" office:value="65124" table:style-name="ce16">
            <text:p>65,124</text:p>
          </table:table-cell>
          <table:table-cell office:value-type="float" office:value="60245" table:style-name="ce16">
            <text:p>60,245</text:p>
          </table:table-cell>
          <table:table-cell office:value-type="float" office:value="4.4507929092058696" table:style-name="ce17">
            <text:p>4.45</text:p>
          </table:table-cell>
          <table:table-cell office:value-type="float" office:value="183296" table:style-name="ce16">
            <text:p>183,296</text:p>
          </table:table-cell>
          <table:table-cell office:value-type="float" office:value="95149" table:style-name="ce16">
            <text:p>95,149</text:p>
          </table:table-cell>
          <table:table-cell office:value-type="float" office:value="88147" table:style-name="ce16">
            <text:p>88,147</text:p>
          </table:table-cell>
          <table:table-cell office:value-type="float" office:value="6.5072907743205981" table:style-name="ce18">
            <text:p>6.51</text:p>
          </table:table-cell>
          <table:table-cell office:value-type="float" office:value="315836" table:style-name="ce16">
            <text:p>315,836</text:p>
          </table:table-cell>
          <table:table-cell office:value-type="float" office:value="164062" table:style-name="ce16">
            <text:p>164,062</text:p>
          </table:table-cell>
          <table:table-cell office:value-type="float" office:value="151774" table:style-name="ce16">
            <text:p>151,774</text:p>
          </table:table-cell>
          <table:table-cell office:value-type="float" office:value="11.212665246368282" table:style-name="ce17">
            <text:p>11.21</text:p>
          </table:table-cell>
          <table:table-cell office:value-type="float" office:value="342326" table:style-name="ce16">
            <text:p>342,326</text:p>
          </table:table-cell>
          <table:table-cell office:value-type="float" office:value="177795" table:style-name="ce16">
            <text:p>177,795</text:p>
          </table:table-cell>
          <table:table-cell office:value-type="float" office:value="164531" table:style-name="ce16">
            <text:p>164,531</text:p>
          </table:table-cell>
          <table:table-cell office:value-type="float" office:value="12.153101113008866" table:style-name="ce17">
            <text:p>12.15</text:p>
          </table:table-cell>
          <table:table-cell office:value-type="float" office:value="164922" table:style-name="ce16">
            <text:p>164,922</text:p>
          </table:table-cell>
          <table:table-cell office:value-type="float" office:value="85696" table:style-name="ce16">
            <text:p>85,696</text:p>
          </table:table-cell>
          <table:table-cell office:value-type="float" office:value="79226" table:style-name="ce16">
            <text:p>79,226</text:p>
          </table:table-cell>
          <table:table-cell office:value-type="float" office:value="5.8549854283917906" table:style-name="ce17">
            <text:p>5.85</text:p>
          </table:table-cell>
          <table:table-cell office:value-type="float" office:value="2269633" table:style-name="ce16">
            <text:p>2,269,633</text:p>
          </table:table-cell>
          <table:table-cell office:value-type="float" office:value="1099992" table:style-name="ce16">
            <text:p>1,099,992</text:p>
          </table:table-cell>
          <table:table-cell office:value-type="float" office:value="1169641" table:style-name="ce16">
            <text:p>1,169,641</text:p>
          </table:table-cell>
          <table:table-cell office:value-type="float" office:value="80.575472907175183" table:style-name="ce17">
            <text:p>80.58</text:p>
          </table:table-cell>
          <table:table-cell office:value-type="float" office:value="378244" table:style-name="ce16">
            <text:p>378,244</text:p>
          </table:table-cell>
          <table:table-cell office:value-type="float" office:value="172480" table:style-name="ce16">
            <text:p>172,480</text:p>
          </table:table-cell>
          <table:table-cell office:value-type="float" office:value="205764" table:style-name="ce16">
            <text:p>205,764</text:p>
          </table:table-cell>
          <table:table-cell office:value-type="float" office:value="13.428245524409263" table:style-name="ce17">
            <text:p>13.43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臺南市</text:p>
          </table:table-cell>
          <table:table-cell office:value-type="float" office:value="1876364" table:style-name="ce16">
            <text:p>1,876,364</text:p>
          </table:table-cell>
          <table:table-cell office:value-type="float" office:value="934659" table:style-name="ce16">
            <text:p>934,659</text:p>
          </table:table-cell>
          <table:table-cell office:value-type="float" office:value="941705" table:style-name="ce16">
            <text:p>941,705</text:p>
          </table:table-cell>
          <table:table-cell office:value-type="float" office:value="68119" table:style-name="ce16">
            <text:p>68,119</text:p>
          </table:table-cell>
          <table:table-cell office:value-type="float" office:value="35371" table:style-name="ce16">
            <text:p>35,371</text:p>
          </table:table-cell>
          <table:table-cell office:value-type="float" office:value="32748" table:style-name="ce16">
            <text:p>32,748</text:p>
          </table:table-cell>
          <table:table-cell office:value-type="float" office:value="3.6303723584549688" table:style-name="ce17">
            <text:p>3.63</text:p>
          </table:table-cell>
          <table:table-cell office:value-type="float" office:value="100844" table:style-name="ce16">
            <text:p>100,844</text:p>
          </table:table-cell>
          <table:table-cell office:value-type="float" office:value="52187" table:style-name="ce16">
            <text:p>52,187</text:p>
          </table:table-cell>
          <table:table-cell office:value-type="float" office:value="48657" table:style-name="ce16">
            <text:p>48,657</text:p>
          </table:table-cell>
          <table:table-cell office:value-type="float" office:value="5.3744369429385772" table:style-name="ce18">
            <text:p>5.37</text:p>
          </table:table-cell>
          <table:table-cell office:value-type="float" office:value="177604" table:style-name="ce16">
            <text:p>177,604</text:p>
          </table:table-cell>
          <table:table-cell office:value-type="float" office:value="91951" table:style-name="ce16">
            <text:p>91,951</text:p>
          </table:table-cell>
          <table:table-cell office:value-type="float" office:value="85653" table:style-name="ce16">
            <text:p>85,653</text:p>
          </table:table-cell>
          <table:table-cell office:value-type="float" office:value="9.4653276229985224" table:style-name="ce17">
            <text:p>9.47</text:p>
          </table:table-cell>
          <table:table-cell office:value-type="float" office:value="193243" table:style-name="ce16">
            <text:p>193,243</text:p>
          </table:table-cell>
          <table:table-cell office:value-type="float" office:value="100109" table:style-name="ce16">
            <text:p>100,109</text:p>
          </table:table-cell>
          <table:table-cell office:value-type="float" office:value="93134" table:style-name="ce16">
            <text:p>93,134</text:p>
          </table:table-cell>
          <table:table-cell office:value-type="float" office:value="10.298801298681919" table:style-name="ce17">
            <text:p>10.30</text:p>
          </table:table-cell>
          <table:table-cell office:value-type="float" office:value="96698" table:style-name="ce16">
            <text:p>96,698</text:p>
          </table:table-cell>
          <table:table-cell office:value-type="float" office:value="50440" table:style-name="ce16">
            <text:p>50,440</text:p>
          </table:table-cell>
          <table:table-cell office:value-type="float" office:value="46258" table:style-name="ce16">
            <text:p>46,258</text:p>
          </table:table-cell>
          <table:table-cell office:value-type="float" office:value="5.1534776834345575" table:style-name="ce17">
            <text:p>5.15</text:p>
          </table:table-cell>
          <table:table-cell office:value-type="float" office:value="1562908" table:style-name="ce16">
            <text:p>1,562,908</text:p>
          </table:table-cell>
          <table:table-cell office:value-type="float" office:value="771902" table:style-name="ce16">
            <text:p>771,902</text:p>
          </table:table-cell>
          <table:table-cell office:value-type="float" office:value="791006" table:style-name="ce16">
            <text:p>791,006</text:p>
          </table:table-cell>
          <table:table-cell office:value-type="float" office:value="83.294499361531123" table:style-name="ce17">
            <text:p>83.29</text:p>
          </table:table-cell>
          <table:table-cell office:value-type="float" office:value="305598" table:style-name="ce16">
            <text:p>305,598</text:p>
          </table:table-cell>
          <table:table-cell office:value-type="float" office:value="140327" table:style-name="ce16">
            <text:p>140,327</text:p>
          </table:table-cell>
          <table:table-cell office:value-type="float" office:value="165271" table:style-name="ce16">
            <text:p>165,271</text:p>
          </table:table-cell>
          <table:table-cell office:value-type="float" office:value="16.286711959939542" table:style-name="ce17">
            <text:p>16.29</text:p>
          </table:table-cell>
          <table:table-cell table:number-columns-repeated="16352"/>
        </table:table-row>
        <table:table-row table:style-name="ro2">
          <table:table-cell office:value-type="string" table:style-name="ce15">
            <text:p>高雄市</text:p>
          </table:table-cell>
          <table:table-cell office:value-type="float" office:value="2767931" table:style-name="ce16">
            <text:p>2,767,931</text:p>
          </table:table-cell>
          <table:table-cell office:value-type="float" office:value="1365644" table:style-name="ce16">
            <text:p>1,365,644</text:p>
          </table:table-cell>
          <table:table-cell office:value-type="float" office:value="1402287" table:style-name="ce16">
            <text:p>1,402,287</text:p>
          </table:table-cell>
          <table:table-cell office:value-type="float" office:value="102071" table:style-name="ce16">
            <text:p>102,071</text:p>
          </table:table-cell>
          <table:table-cell office:value-type="float" office:value="52908" table:style-name="ce16">
            <text:p>52,908</text:p>
          </table:table-cell>
          <table:table-cell office:value-type="float" office:value="49163" table:style-name="ce16">
            <text:p>49,163</text:p>
          </table:table-cell>
          <table:table-cell office:value-type="float" office:value="3.6876280514218021" table:style-name="ce17">
            <text:p>3.69</text:p>
          </table:table-cell>
          <table:table-cell office:value-type="float" office:value="147820" table:style-name="ce16">
            <text:p>147,820</text:p>
          </table:table-cell>
          <table:table-cell office:value-type="float" office:value="76744" table:style-name="ce16">
            <text:p>76,744</text:p>
          </table:table-cell>
          <table:table-cell office:value-type="float" office:value="71076" table:style-name="ce16">
            <text:p>71,076</text:p>
          </table:table-cell>
          <table:table-cell office:value-type="float" office:value="5.340451044480516" table:style-name="ce18">
            <text:p>5.34</text:p>
          </table:table-cell>
          <table:table-cell office:value-type="float" office:value="256449" table:style-name="ce16">
            <text:p>256,449</text:p>
          </table:table-cell>
          <table:table-cell office:value-type="float" office:value="132887" table:style-name="ce16">
            <text:p>132,887</text:p>
          </table:table-cell>
          <table:table-cell office:value-type="float" office:value="123562" table:style-name="ce16">
            <text:p>123,562</text:p>
          </table:table-cell>
          <table:table-cell office:value-type="float" office:value="9.2650069672979569" table:style-name="ce17">
            <text:p>9.27</text:p>
          </table:table-cell>
          <table:table-cell office:value-type="float" office:value="278648" table:style-name="ce16">
            <text:p>278,648</text:p>
          </table:table-cell>
          <table:table-cell office:value-type="float" office:value="144490" table:style-name="ce16">
            <text:p>144,490</text:p>
          </table:table-cell>
          <table:table-cell office:value-type="float" office:value="134158" table:style-name="ce16">
            <text:p>134,158</text:p>
          </table:table-cell>
          <table:table-cell office:value-type="float" office:value="10.067013953743789" table:style-name="ce17">
            <text:p>10.07</text:p>
          </table:table-cell>
          <table:table-cell office:value-type="float" office:value="142568" table:style-name="ce16">
            <text:p>142,568</text:p>
          </table:table-cell>
          <table:table-cell office:value-type="float" office:value="74326" table:style-name="ce16">
            <text:p>74,326</text:p>
          </table:table-cell>
          <table:table-cell office:value-type="float" office:value="68242" table:style-name="ce16">
            <text:p>68,242</text:p>
          </table:table-cell>
          <table:table-cell office:value-type="float" office:value="5.1507064301819661" table:style-name="ce17">
            <text:p>5.15</text:p>
          </table:table-cell>
          <table:table-cell office:value-type="float" office:value="2310475" table:style-name="ce16">
            <text:p>2,310,475</text:p>
          </table:table-cell>
          <table:table-cell office:value-type="float" office:value="1128085" table:style-name="ce16">
            <text:p>1,128,085</text:p>
          </table:table-cell>
          <table:table-cell office:value-type="float" office:value="1182390" table:style-name="ce16">
            <text:p>1,182,390</text:p>
          </table:table-cell>
          <table:table-cell office:value-type="float" office:value="83.472998423732378" table:style-name="ce17">
            <text:p>83.47</text:p>
          </table:table-cell>
          <table:table-cell office:value-type="float" office:value="454964" table:style-name="ce16">
            <text:p>454,964</text:p>
          </table:table-cell>
          <table:table-cell office:value-type="float" office:value="206491" table:style-name="ce16">
            <text:p>206,491</text:p>
          </table:table-cell>
          <table:table-cell office:value-type="float" office:value="248473" table:style-name="ce16">
            <text:p>248,473</text:p>
          </table:table-cell>
          <table:table-cell office:value-type="float" office:value="16.436970430260004" table:style-name="ce17">
            <text:p>16.44</text:p>
          </table:table-cell>
          <table:table-cell table:number-columns-repeated="16352"/>
        </table:table-row>
        <table:table-row table:style-name="ro6">
          <table:table-cell office:value-type="string" table:style-name="ce15">
            <text:p>臺灣省</text:p>
          </table:table-cell>
          <table:table-cell office:value-type="float" office:value="7049645" table:style-name="ce16">
            <text:p>7,049,645</text:p>
          </table:table-cell>
          <table:table-cell office:value-type="float" office:value="3584916" table:style-name="ce16">
            <text:p>3,584,916</text:p>
          </table:table-cell>
          <table:table-cell office:value-type="float" office:value="3464729" table:style-name="ce16">
            <text:p>3,464,729</text:p>
          </table:table-cell>
          <table:table-cell office:value-type="float" office:value="259657" table:style-name="ce16">
            <text:p>259,657</text:p>
          </table:table-cell>
          <table:table-cell office:value-type="float" office:value="134731" table:style-name="ce16">
            <text:p>134,731</text:p>
          </table:table-cell>
          <table:table-cell office:value-type="float" office:value="124926" table:style-name="ce16">
            <text:p>124,926</text:p>
          </table:table-cell>
          <table:table-cell office:value-type="float" office:value="3.6832634834803737" table:style-name="ce17">
            <text:p>3.68</text:p>
          </table:table-cell>
          <table:table-cell office:value-type="float" office:value="377255" table:style-name="ce16">
            <text:p>377,255</text:p>
          </table:table-cell>
          <table:table-cell office:value-type="float" office:value="195681" table:style-name="ce16">
            <text:p>195,681</text:p>
          </table:table-cell>
          <table:table-cell office:value-type="float" office:value="181574" table:style-name="ce16">
            <text:p>181,574</text:p>
          </table:table-cell>
          <table:table-cell office:value-type="float" office:value="5.3514042196451026" table:style-name="ce18">
            <text:p>5.35</text:p>
          </table:table-cell>
          <table:table-cell office:value-type="float" office:value="667683" table:style-name="ce16">
            <text:p>667,683</text:p>
          </table:table-cell>
          <table:table-cell office:value-type="float" office:value="346904" table:style-name="ce16">
            <text:p>346,904</text:p>
          </table:table-cell>
          <table:table-cell office:value-type="float" office:value="320779" table:style-name="ce16">
            <text:p>320,779</text:p>
          </table:table-cell>
          <table:table-cell office:value-type="float" office:value="9.4711577675187897" table:style-name="ce17">
            <text:p>9.47</text:p>
          </table:table-cell>
          <table:table-cell office:value-type="float" office:value="727739" table:style-name="ce16">
            <text:p>727,739</text:p>
          </table:table-cell>
          <table:table-cell office:value-type="float" office:value="378510" table:style-name="ce16">
            <text:p>378,510</text:p>
          </table:table-cell>
          <table:table-cell office:value-type="float" office:value="349229" table:style-name="ce16">
            <text:p>349,229</text:p>
          </table:table-cell>
          <table:table-cell office:value-type="float" office:value="10.32305882069239" table:style-name="ce17">
            <text:p>10.32</text:p>
          </table:table-cell>
          <table:table-cell office:value-type="float" office:value="392384" table:style-name="ce16">
            <text:p>392,384</text:p>
          </table:table-cell>
          <table:table-cell office:value-type="float" office:value="205987" table:style-name="ce16">
            <text:p>205,987</text:p>
          </table:table-cell>
          <table:table-cell office:value-type="float" office:value="186397" table:style-name="ce16">
            <text:p>186,397</text:p>
          </table:table-cell>
          <table:table-cell office:value-type="float" office:value="5.5660107707551232" table:style-name="ce17">
            <text:p>5.57</text:p>
          </table:table-cell>
          <table:table-cell office:value-type="float" office:value="5824119" table:style-name="ce16">
            <text:p>5,824,119</text:p>
          </table:table-cell>
          <table:table-cell office:value-type="float" office:value="2945577" table:style-name="ce16">
            <text:p>2,945,577</text:p>
          </table:table-cell>
          <table:table-cell office:value-type="float" office:value="2878542" table:style-name="ce16">
            <text:p>2,878,542</text:p>
          </table:table-cell>
          <table:table-cell office:value-type="float" office:value="82.615777106506783" table:style-name="ce17">
            <text:p>82.62</text:p>
          </table:table-cell>
          <table:table-cell office:value-type="float" office:value="1191923" table:style-name="ce16">
            <text:p>1,191,923</text:p>
          </table:table-cell>
          <table:table-cell office:value-type="float" office:value="550971" table:style-name="ce16">
            <text:p>550,971</text:p>
          </table:table-cell>
          <table:table-cell office:value-type="float" office:value="640952" table:style-name="ce16">
            <text:p>640,952</text:p>
          </table:table-cell>
          <table:table-cell office:value-type="float" office:value="16.907560593476692" table:style-name="ce17">
            <text:p>16.9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宜蘭縣</text:p>
          </table:table-cell>
          <table:table-cell office:value-type="float" office:value="453452" table:style-name="ce20">
            <text:p>453,452</text:p>
          </table:table-cell>
          <table:table-cell office:value-type="float" office:value="228573" table:style-name="ce20">
            <text:p>228,573</text:p>
          </table:table-cell>
          <table:table-cell office:value-type="float" office:value="224879" table:style-name="ce20">
            <text:p>224,879</text:p>
          </table:table-cell>
          <table:table-cell office:value-type="float" office:value="16279" table:style-name="ce20">
            <text:p>16,279</text:p>
          </table:table-cell>
          <table:table-cell office:value-type="float" office:value="8335" table:style-name="ce20">
            <text:p>8,335</text:p>
          </table:table-cell>
          <table:table-cell office:value-type="float" office:value="7944" table:style-name="ce20">
            <text:p>7,944</text:p>
          </table:table-cell>
          <table:table-cell office:value-type="float" office:value="3.5900161428331994" table:style-name="ce21">
            <text:p>3.59</text:p>
          </table:table-cell>
          <table:table-cell office:value-type="float" office:value="23489" table:style-name="ce20">
            <text:p>23,489</text:p>
          </table:table-cell>
          <table:table-cell office:value-type="float" office:value="12075" table:style-name="ce20">
            <text:p>12,075</text:p>
          </table:table-cell>
          <table:table-cell office:value-type="float" office:value="11414" table:style-name="ce20">
            <text:p>11,414</text:p>
          </table:table-cell>
          <table:table-cell office:value-type="float" office:value="5.1800411068867263" table:style-name="ce22">
            <text:p>5.18</text:p>
          </table:table-cell>
          <table:table-cell office:value-type="float" office:value="41808" table:style-name="ce20">
            <text:p>41,808</text:p>
          </table:table-cell>
          <table:table-cell office:value-type="float" office:value="21624" table:style-name="ce20">
            <text:p>21,624</text:p>
          </table:table-cell>
          <table:table-cell office:value-type="float" office:value="20184" table:style-name="ce20">
            <text:p>20,184</text:p>
          </table:table-cell>
          <table:table-cell office:value-type="float" office:value="9.2199394864285527" table:style-name="ce21">
            <text:p>9.22</text:p>
          </table:table-cell>
          <table:table-cell office:value-type="float" office:value="45453" table:style-name="ce20">
            <text:p>45,453</text:p>
          </table:table-cell>
          <table:table-cell office:value-type="float" office:value="23505" table:style-name="ce20">
            <text:p>23,505</text:p>
          </table:table-cell>
          <table:table-cell office:value-type="float" office:value="21948" table:style-name="ce20">
            <text:p>21,948</text:p>
          </table:table-cell>
          <table:table-cell office:value-type="float" office:value="10.023773188782936" table:style-name="ce21">
            <text:p>10.02</text:p>
          </table:table-cell>
          <table:table-cell office:value-type="float" office:value="24252" table:style-name="ce20">
            <text:p>24,252</text:p>
          </table:table-cell>
          <table:table-cell office:value-type="float" office:value="12621" table:style-name="ce20">
            <text:p>12,621</text:p>
          </table:table-cell>
          <table:table-cell office:value-type="float" office:value="11631" table:style-name="ce20">
            <text:p>11,631</text:p>
          </table:table-cell>
          <table:table-cell office:value-type="float" office:value="5.3483058846360807" table:style-name="ce21">
            <text:p>5.35</text:p>
          </table:table-cell>
          <table:table-cell office:value-type="float" office:value="377218" table:style-name="ce20">
            <text:p>377,218</text:p>
          </table:table-cell>
          <table:table-cell office:value-type="float" office:value="189074" table:style-name="ce20">
            <text:p>189,074</text:p>
          </table:table-cell>
          <table:table-cell office:value-type="float" office:value="188144" table:style-name="ce20">
            <text:p>188,144</text:p>
          </table:table-cell>
          <table:table-cell office:value-type="float" office:value="83.188077238605189" table:style-name="ce21">
            <text:p>83.19</text:p>
          </table:table-cell>
          <table:table-cell office:value-type="float" office:value="77363" table:style-name="ce20">
            <text:p>77,363</text:p>
          </table:table-cell>
          <table:table-cell office:value-type="float" office:value="35763" table:style-name="ce20">
            <text:p>35,763</text:p>
          </table:table-cell>
          <table:table-cell office:value-type="float" office:value="41600" table:style-name="ce20">
            <text:p>41,600</text:p>
          </table:table-cell>
          <table:table-cell office:value-type="float" office:value="17.060901705141891" table:style-name="ce21">
            <text:p>17.06</text:p>
          </table:table-cell>
          <table:table-cell table:number-columns-repeated="16352"/>
        </table:table-row>
        <table:table-row table:style-name="ro2">
          <table:table-cell office:value-type="string" table:style-name="ce19">
            <text:p>新竹縣</text:p>
          </table:table-cell>
          <table:table-cell office:value-type="float" office:value="569199" table:style-name="ce20">
            <text:p>569,199</text:p>
          </table:table-cell>
          <table:table-cell office:value-type="float" office:value="290508" table:style-name="ce20">
            <text:p>290,508</text:p>
          </table:table-cell>
          <table:table-cell office:value-type="float" office:value="278691" table:style-name="ce20">
            <text:p>278,691</text:p>
          </table:table-cell>
          <table:table-cell office:value-type="float" office:value="27898" table:style-name="ce20">
            <text:p>27,898</text:p>
          </table:table-cell>
          <table:table-cell office:value-type="float" office:value="14574" table:style-name="ce20">
            <text:p>14,574</text:p>
          </table:table-cell>
          <table:table-cell office:value-type="float" office:value="13324" table:style-name="ce20">
            <text:p>13,324</text:p>
          </table:table-cell>
          <table:table-cell office:value-type="float" office:value="4.9012735440504986" table:style-name="ce21">
            <text:p>4.90</text:p>
          </table:table-cell>
          <table:table-cell office:value-type="float" office:value="41610" table:style-name="ce20">
            <text:p>41,610</text:p>
          </table:table-cell>
          <table:table-cell office:value-type="float" office:value="21624" table:style-name="ce20">
            <text:p>21,624</text:p>
          </table:table-cell>
          <table:table-cell office:value-type="float" office:value="19986" table:style-name="ce20">
            <text:p>19,986</text:p>
          </table:table-cell>
          <table:table-cell office:value-type="float" office:value="7.3102728571202684" table:style-name="ce22">
            <text:p>7.31</text:p>
          </table:table-cell>
          <table:table-cell office:value-type="float" office:value="73506" table:style-name="ce20">
            <text:p>73,506</text:p>
          </table:table-cell>
          <table:table-cell office:value-type="float" office:value="38113" table:style-name="ce20">
            <text:p>38,113</text:p>
          </table:table-cell>
          <table:table-cell office:value-type="float" office:value="35393" table:style-name="ce20">
            <text:p>35,393</text:p>
          </table:table-cell>
          <table:table-cell office:value-type="float" office:value="12.913936953508351" table:style-name="ce21">
            <text:p>12.91</text:p>
          </table:table-cell>
          <table:table-cell office:value-type="float" office:value="79672" table:style-name="ce20">
            <text:p>79,672</text:p>
          </table:table-cell>
          <table:table-cell office:value-type="float" office:value="41371" table:style-name="ce20">
            <text:p>41,371</text:p>
          </table:table-cell>
          <table:table-cell office:value-type="float" office:value="38301" table:style-name="ce20">
            <text:p>38,301</text:p>
          </table:table-cell>
          <table:table-cell office:value-type="float" office:value="13.997213628274119" table:style-name="ce21">
            <text:p>14.00</text:p>
          </table:table-cell>
          <table:table-cell office:value-type="float" office:value="36905" table:style-name="ce20">
            <text:p>36,905</text:p>
          </table:table-cell>
          <table:table-cell office:value-type="float" office:value="19338" table:style-name="ce20">
            <text:p>19,338</text:p>
          </table:table-cell>
          <table:table-cell office:value-type="float" office:value="17567" table:style-name="ce20">
            <text:p>17,567</text:p>
          </table:table-cell>
          <table:table-cell office:value-type="float" office:value="6.4836726698395459" table:style-name="ce21">
            <text:p>6.48</text:p>
          </table:table-cell>
          <table:table-cell office:value-type="float" office:value="444875" table:style-name="ce20">
            <text:p>444,875</text:p>
          </table:table-cell>
          <table:table-cell office:value-type="float" office:value="225679" table:style-name="ce20">
            <text:p>225,679</text:p>
          </table:table-cell>
          <table:table-cell office:value-type="float" office:value="219196" table:style-name="ce20">
            <text:p>219,196</text:p>
          </table:table-cell>
          <table:table-cell office:value-type="float" office:value="78.158078281936554" table:style-name="ce21">
            <text:p>78.16</text:p>
          </table:table-cell>
          <table:table-cell office:value-type="float" office:value="73092" table:style-name="ce20">
            <text:p>73,092</text:p>
          </table:table-cell>
          <table:table-cell office:value-type="float" office:value="34830" table:style-name="ce20">
            <text:p>34,830</text:p>
          </table:table-cell>
          <table:table-cell office:value-type="float" office:value="38262" table:style-name="ce20">
            <text:p>38,262</text:p>
          </table:table-cell>
          <table:table-cell office:value-type="float" office:value="12.841203164446879" table:style-name="ce21">
            <text:p>12.84</text:p>
          </table:table-cell>
          <table:table-cell table:number-columns-repeated="16352"/>
        </table:table-row>
        <table:table-row table:style-name="ro2">
          <table:table-cell office:value-type="string" table:style-name="ce19">
            <text:p>苗栗縣</text:p>
          </table:table-cell>
          <table:table-cell office:value-type="float" office:value="543513" table:style-name="ce20">
            <text:p>543,513</text:p>
          </table:table-cell>
          <table:table-cell office:value-type="float" office:value="280176" table:style-name="ce20">
            <text:p>280,176</text:p>
          </table:table-cell>
          <table:table-cell office:value-type="float" office:value="263337" table:style-name="ce20">
            <text:p>263,337</text:p>
          </table:table-cell>
          <table:table-cell office:value-type="float" office:value="18175" table:style-name="ce20">
            <text:p>18,175</text:p>
          </table:table-cell>
          <table:table-cell office:value-type="float" office:value="9396" table:style-name="ce20">
            <text:p>9,396</text:p>
          </table:table-cell>
          <table:table-cell office:value-type="float" office:value="8779" table:style-name="ce20">
            <text:p>8,779</text:p>
          </table:table-cell>
          <table:table-cell office:value-type="float" office:value="3.3439862523987465" table:style-name="ce21">
            <text:p>3.34</text:p>
          </table:table-cell>
          <table:table-cell office:value-type="float" office:value="27912" table:style-name="ce20">
            <text:p>27,912</text:p>
          </table:table-cell>
          <table:table-cell office:value-type="float" office:value="14380" table:style-name="ce20">
            <text:p>14,380</text:p>
          </table:table-cell>
          <table:table-cell office:value-type="float" office:value="13532" table:style-name="ce20">
            <text:p>13,532</text:p>
          </table:table-cell>
          <table:table-cell office:value-type="float" office:value="5.1354797401350103" table:style-name="ce22">
            <text:p>5.14</text:p>
          </table:table-cell>
          <table:table-cell office:value-type="float" office:value="51379" table:style-name="ce20">
            <text:p>51,379</text:p>
          </table:table-cell>
          <table:table-cell office:value-type="float" office:value="26483" table:style-name="ce20">
            <text:p>26,483</text:p>
          </table:table-cell>
          <table:table-cell office:value-type="float" office:value="24896" table:style-name="ce20">
            <text:p>24,896</text:p>
          </table:table-cell>
          <table:table-cell office:value-type="float" office:value="9.453131755818168" table:style-name="ce21">
            <text:p>9.45</text:p>
          </table:table-cell>
          <table:table-cell office:value-type="float" office:value="56133" table:style-name="ce20">
            <text:p>56,133</text:p>
          </table:table-cell>
          <table:table-cell office:value-type="float" office:value="28971" table:style-name="ce20">
            <text:p>28,971</text:p>
          </table:table-cell>
          <table:table-cell office:value-type="float" office:value="27162" table:style-name="ce20">
            <text:p>27,162</text:p>
          </table:table-cell>
          <table:table-cell office:value-type="float" office:value="10.327811846266787" table:style-name="ce21">
            <text:p>10.33</text:p>
          </table:table-cell>
          <table:table-cell office:value-type="float" office:value="30832" table:style-name="ce20">
            <text:p>30,832</text:p>
          </table:table-cell>
          <table:table-cell office:value-type="float" office:value="16367" table:style-name="ce20">
            <text:p>16,367</text:p>
          </table:table-cell>
          <table:table-cell office:value-type="float" office:value="14465" table:style-name="ce20">
            <text:p>14,465</text:p>
          </table:table-cell>
          <table:table-cell office:value-type="float" office:value="5.6727253993924709" table:style-name="ce21">
            <text:p>5.67</text:p>
          </table:table-cell>
          <table:table-cell office:value-type="float" office:value="448454" table:style-name="ce20">
            <text:p>448,454</text:p>
          </table:table-cell>
          <table:table-cell office:value-type="float" office:value="230507" table:style-name="ce20">
            <text:p>230,507</text:p>
          </table:table-cell>
          <table:table-cell office:value-type="float" office:value="217947" table:style-name="ce20">
            <text:p>217,947</text:p>
          </table:table-cell>
          <table:table-cell office:value-type="float" office:value="82.510261944056538" table:style-name="ce21">
            <text:p>82.51</text:p>
          </table:table-cell>
          <table:table-cell office:value-type="float" office:value="92322" table:style-name="ce20">
            <text:p>92,322</text:p>
          </table:table-cell>
          <table:table-cell office:value-type="float" office:value="43820" table:style-name="ce20">
            <text:p>43,820</text:p>
          </table:table-cell>
          <table:table-cell office:value-type="float" office:value="48502" table:style-name="ce20">
            <text:p>48,502</text:p>
          </table:table-cell>
          <table:table-cell office:value-type="float" office:value="16.98616224450933" table:style-name="ce21">
            <text:p>16.99</text:p>
          </table:table-cell>
          <table:table-cell table:number-columns-repeated="16352"/>
        </table:table-row>
        <table:table-row table:style-name="ro5">
          <table:table-cell office:value-type="string" table:style-name="ce19">
            <text:p>彰化縣</text:p>
          </table:table-cell>
          <table:table-cell office:value-type="float" office:value="1267988" table:style-name="ce20">
            <text:p>1,267,988</text:p>
          </table:table-cell>
          <table:table-cell office:value-type="float" office:value="644633" table:style-name="ce20">
            <text:p>644,633</text:p>
          </table:table-cell>
          <table:table-cell office:value-type="float" office:value="623355" table:style-name="ce20">
            <text:p>623,355</text:p>
          </table:table-cell>
          <table:table-cell office:value-type="float" office:value="53401" table:style-name="ce20">
            <text:p>53,401</text:p>
          </table:table-cell>
          <table:table-cell office:value-type="float" office:value="27824" table:style-name="ce20">
            <text:p>27,824</text:p>
          </table:table-cell>
          <table:table-cell office:value-type="float" office:value="25577" table:style-name="ce20">
            <text:p>25,577</text:p>
          </table:table-cell>
          <table:table-cell office:value-type="float" office:value="4.2114751874623417" table:style-name="ce21">
            <text:p>4.21</text:p>
          </table:table-cell>
          <table:table-cell office:value-type="float" office:value="74635" table:style-name="ce20">
            <text:p>74,635</text:p>
          </table:table-cell>
          <table:table-cell office:value-type="float" office:value="38926" table:style-name="ce20">
            <text:p>38,926</text:p>
          </table:table-cell>
          <table:table-cell office:value-type="float" office:value="35709" table:style-name="ce20">
            <text:p>35,709</text:p>
          </table:table-cell>
          <table:table-cell office:value-type="float" office:value="5.8860967138490272" table:style-name="ce22">
            <text:p>5.89</text:p>
          </table:table-cell>
          <table:table-cell office:value-type="float" office:value="127084" table:style-name="ce20">
            <text:p>127,084</text:p>
          </table:table-cell>
          <table:table-cell office:value-type="float" office:value="66194" table:style-name="ce20">
            <text:p>66,194</text:p>
          </table:table-cell>
          <table:table-cell office:value-type="float" office:value="60890" table:style-name="ce20">
            <text:p>60,890</text:p>
          </table:table-cell>
          <table:table-cell office:value-type="float" office:value="10.022492326425802" table:style-name="ce21">
            <text:p>10.02</text:p>
          </table:table-cell>
          <table:table-cell office:value-type="float" office:value="137830" table:style-name="ce20">
            <text:p>137,830</text:p>
          </table:table-cell>
          <table:table-cell office:value-type="float" office:value="71834" table:style-name="ce20">
            <text:p>71,834</text:p>
          </table:table-cell>
          <table:table-cell office:value-type="float" office:value="65996" table:style-name="ce20">
            <text:p>65,996</text:p>
          </table:table-cell>
          <table:table-cell office:value-type="float" office:value="10.869976687476537" table:style-name="ce21">
            <text:p>10.87</text:p>
          </table:table-cell>
          <table:table-cell office:value-type="float" office:value="72246" table:style-name="ce20">
            <text:p>72,246</text:p>
          </table:table-cell>
          <table:table-cell office:value-type="float" office:value="38179" table:style-name="ce20">
            <text:p>38,179</text:p>
          </table:table-cell>
          <table:table-cell office:value-type="float" office:value="34067" table:style-name="ce20">
            <text:p>34,067</text:p>
          </table:table-cell>
          <table:table-cell office:value-type="float" office:value="5.6976879907380829" table:style-name="ce21">
            <text:p>5.70</text:p>
          </table:table-cell>
          <table:table-cell office:value-type="float" office:value="1038166" table:style-name="ce20">
            <text:p>1,038,166</text:p>
          </table:table-cell>
          <table:table-cell office:value-type="float" office:value="524327" table:style-name="ce20">
            <text:p>524,327</text:p>
          </table:table-cell>
          <table:table-cell office:value-type="float" office:value="513839" table:style-name="ce20">
            <text:p>513,839</text:p>
          </table:table-cell>
          <table:table-cell office:value-type="float" office:value="81.875065063707225" table:style-name="ce21">
            <text:p>81.88</text:p>
          </table:table-cell>
          <table:table-cell office:value-type="float" office:value="208778" table:style-name="ce20">
            <text:p>208,778</text:p>
          </table:table-cell>
          <table:table-cell office:value-type="float" office:value="96282" table:style-name="ce20">
            <text:p>96,282</text:p>
          </table:table-cell>
          <table:table-cell office:value-type="float" office:value="112496" table:style-name="ce20">
            <text:p>112,496</text:p>
          </table:table-cell>
          <table:table-cell office:value-type="float" office:value="16.465297778843333" table:style-name="ce21">
            <text:p>16.47</text:p>
          </table:table-cell>
          <table:table-cell table:number-columns-repeated="16352"/>
        </table:table-row>
        <table:table-row table:style-name="ro2">
          <table:table-cell office:value-type="string" table:style-name="ce19">
            <text:p>南投縣</text:p>
          </table:table-cell>
          <table:table-cell office:value-type="float" office:value="491743" table:style-name="ce20">
            <text:p>491,743</text:p>
          </table:table-cell>
          <table:table-cell office:value-type="float" office:value="251297" table:style-name="ce20">
            <text:p>251,297</text:p>
          </table:table-cell>
          <table:table-cell office:value-type="float" office:value="240446" table:style-name="ce20">
            <text:p>240,446</text:p>
          </table:table-cell>
          <table:table-cell office:value-type="float" office:value="15599" table:style-name="ce20">
            <text:p>15,599</text:p>
          </table:table-cell>
          <table:table-cell office:value-type="float" office:value="8126" table:style-name="ce20">
            <text:p>8,126</text:p>
          </table:table-cell>
          <table:table-cell office:value-type="float" office:value="7473" table:style-name="ce20">
            <text:p>7,473</text:p>
          </table:table-cell>
          <table:table-cell office:value-type="float" office:value="3.1721854708658794" table:style-name="ce21">
            <text:p>3.17</text:p>
          </table:table-cell>
          <table:table-cell office:value-type="float" office:value="22509" table:style-name="ce20">
            <text:p>22,509</text:p>
          </table:table-cell>
          <table:table-cell office:value-type="float" office:value="11700" table:style-name="ce20">
            <text:p>11,700</text:p>
          </table:table-cell>
          <table:table-cell office:value-type="float" office:value="10809" table:style-name="ce20">
            <text:p>10,809</text:p>
          </table:table-cell>
          <table:table-cell office:value-type="float" office:value="4.5773910355612593" table:style-name="ce22">
            <text:p>4.58</text:p>
          </table:table-cell>
          <table:table-cell office:value-type="float" office:value="40599" table:style-name="ce20">
            <text:p>40,599</text:p>
          </table:table-cell>
          <table:table-cell office:value-type="float" office:value="21108" table:style-name="ce20">
            <text:p>21,108</text:p>
          </table:table-cell>
          <table:table-cell office:value-type="float" office:value="19491" table:style-name="ce20">
            <text:p>19,491</text:p>
          </table:table-cell>
          <table:table-cell office:value-type="float" office:value="8.2561419277956176" table:style-name="ce21">
            <text:p>8.26</text:p>
          </table:table-cell>
          <table:table-cell office:value-type="float" office:value="44347" table:style-name="ce20">
            <text:p>44,347</text:p>
          </table:table-cell>
          <table:table-cell office:value-type="float" office:value="23039" table:style-name="ce20">
            <text:p>23,039</text:p>
          </table:table-cell>
          <table:table-cell office:value-type="float" office:value="21308" table:style-name="ce20">
            <text:p>21,308</text:p>
          </table:table-cell>
          <table:table-cell office:value-type="float" office:value="9.0183286798185236" table:style-name="ce21">
            <text:p>9.02</text:p>
          </table:table-cell>
          <table:table-cell office:value-type="float" office:value="25999" table:style-name="ce20">
            <text:p>25,999</text:p>
          </table:table-cell>
          <table:table-cell office:value-type="float" office:value="13466" table:style-name="ce20">
            <text:p>13,466</text:p>
          </table:table-cell>
          <table:table-cell office:value-type="float" office:value="12533" table:style-name="ce20">
            <text:p>12,533</text:p>
          </table:table-cell>
          <table:table-cell office:value-type="float" office:value="5.2871113569486496" table:style-name="ce21">
            <text:p>5.29</text:p>
          </table:table-cell>
          <table:table-cell office:value-type="float" office:value="413619" table:style-name="ce20">
            <text:p>413,619</text:p>
          </table:table-cell>
          <table:table-cell office:value-type="float" office:value="210702" table:style-name="ce20">
            <text:p>210,702</text:p>
          </table:table-cell>
          <table:table-cell office:value-type="float" office:value="202917" table:style-name="ce20">
            <text:p>202,917</text:p>
          </table:table-cell>
          <table:table-cell office:value-type="float" office:value="84.112839430352849" table:style-name="ce21">
            <text:p>84.11</text:p>
          </table:table-cell>
          <table:table-cell office:value-type="float" office:value="90731" table:style-name="ce20">
            <text:p>90,731</text:p>
          </table:table-cell>
          <table:table-cell office:value-type="float" office:value="42668" table:style-name="ce20">
            <text:p>42,668</text:p>
          </table:table-cell>
          <table:table-cell office:value-type="float" office:value="48063" table:style-name="ce20">
            <text:p>48,063</text:p>
          </table:table-cell>
          <table:table-cell office:value-type="float" office:value="18.450898131747682" table:style-name="ce21">
            <text:p>18.45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雲林縣</text:p>
          </table:table-cell>
          <table:table-cell office:value-type="float" office:value="678064" table:style-name="ce20">
            <text:p>678,064</text:p>
          </table:table-cell>
          <table:table-cell office:value-type="float" office:value="350789" table:style-name="ce20">
            <text:p>350,789</text:p>
          </table:table-cell>
          <table:table-cell office:value-type="float" office:value="327275" table:style-name="ce20">
            <text:p>327,275</text:p>
          </table:table-cell>
          <table:table-cell office:value-type="float" office:value="21949" table:style-name="ce20">
            <text:p>21,949</text:p>
          </table:table-cell>
          <table:table-cell office:value-type="float" office:value="11335" table:style-name="ce20">
            <text:p>11,335</text:p>
          </table:table-cell>
          <table:table-cell office:value-type="float" office:value="10614" table:style-name="ce20">
            <text:p>10,614</text:p>
          </table:table-cell>
          <table:table-cell office:value-type="float" office:value="3.2370100757450624" table:style-name="ce21">
            <text:p>3.24</text:p>
          </table:table-cell>
          <table:table-cell office:value-type="float" office:value="31815" table:style-name="ce20">
            <text:p>31,815</text:p>
          </table:table-cell>
          <table:table-cell office:value-type="float" office:value="16390" table:style-name="ce20">
            <text:p>16,390</text:p>
          </table:table-cell>
          <table:table-cell office:value-type="float" office:value="15425" table:style-name="ce20">
            <text:p>15,425</text:p>
          </table:table-cell>
          <table:table-cell office:value-type="float" office:value="4.6920349701503108" table:style-name="ce22">
            <text:p>4.69</text:p>
          </table:table-cell>
          <table:table-cell office:value-type="float" office:value="57432" table:style-name="ce20">
            <text:p>57,432</text:p>
          </table:table-cell>
          <table:table-cell office:value-type="float" office:value="29801" table:style-name="ce20">
            <text:p>29,801</text:p>
          </table:table-cell>
          <table:table-cell office:value-type="float" office:value="27631" table:style-name="ce20">
            <text:p>27,631</text:p>
          </table:table-cell>
          <table:table-cell office:value-type="float" office:value="8.4699969324429549" table:style-name="ce21">
            <text:p>8.47</text:p>
          </table:table-cell>
          <table:table-cell office:value-type="float" office:value="63254" table:style-name="ce20">
            <text:p>63,254</text:p>
          </table:table-cell>
          <table:table-cell office:value-type="float" office:value="32810" table:style-name="ce20">
            <text:p>32,810</text:p>
          </table:table-cell>
          <table:table-cell office:value-type="float" office:value="30444" table:style-name="ce20">
            <text:p>30,444</text:p>
          </table:table-cell>
          <table:table-cell office:value-type="float" office:value="9.3286179475683717" table:style-name="ce21">
            <text:p>9.33</text:p>
          </table:table-cell>
          <table:table-cell office:value-type="float" office:value="38264" table:style-name="ce20">
            <text:p>38,264</text:p>
          </table:table-cell>
          <table:table-cell office:value-type="float" office:value="20038" table:style-name="ce20">
            <text:p>20,038</text:p>
          </table:table-cell>
          <table:table-cell office:value-type="float" office:value="18226" table:style-name="ce20">
            <text:p>18,226</text:p>
          </table:table-cell>
          <table:table-cell office:value-type="float" office:value="5.6431251327308338" table:style-name="ce21">
            <text:p>5.64</text:p>
          </table:table-cell>
          <table:table-cell office:value-type="float" office:value="566196" table:style-name="ce20">
            <text:p>566,196</text:p>
          </table:table-cell>
          <table:table-cell office:value-type="float" office:value="292518" table:style-name="ce20">
            <text:p>292,518</text:p>
          </table:table-cell>
          <table:table-cell office:value-type="float" office:value="273678" table:style-name="ce20">
            <text:p>273,678</text:p>
          </table:table-cell>
          <table:table-cell office:value-type="float" office:value="83.501852332523185" table:style-name="ce21">
            <text:p>83.50</text:p>
          </table:table-cell>
          <table:table-cell office:value-type="float" office:value="128296" table:style-name="ce20">
            <text:p>128,296</text:p>
          </table:table-cell>
          <table:table-cell office:value-type="float" office:value="58880" table:style-name="ce20">
            <text:p>58,880</text:p>
          </table:table-cell>
          <table:table-cell office:value-type="float" office:value="69416" table:style-name="ce20">
            <text:p>69,416</text:p>
          </table:table-cell>
          <table:table-cell office:value-type="float" office:value="18.920927818023078" table:style-name="ce21">
            <text:p>18.92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嘉義縣</text:p>
          </table:table-cell>
          <table:table-cell office:value-type="float" office:value="500316" table:style-name="ce20">
            <text:p>500,316</text:p>
          </table:table-cell>
          <table:table-cell office:value-type="float" office:value="259589" table:style-name="ce20">
            <text:p>259,589</text:p>
          </table:table-cell>
          <table:table-cell office:value-type="float" office:value="240727" table:style-name="ce20">
            <text:p>240,727</text:p>
          </table:table-cell>
          <table:table-cell office:value-type="float" office:value="13626" table:style-name="ce20">
            <text:p>13,626</text:p>
          </table:table-cell>
          <table:table-cell office:value-type="float" office:value="6994" table:style-name="ce20">
            <text:p>6,994</text:p>
          </table:table-cell>
          <table:table-cell office:value-type="float" office:value="6632" table:style-name="ce20">
            <text:p>6,632</text:p>
          </table:table-cell>
          <table:table-cell office:value-type="float" office:value="2.7234787614227809" table:style-name="ce21">
            <text:p>2.72</text:p>
          </table:table-cell>
          <table:table-cell office:value-type="float" office:value="19292" table:style-name="ce20">
            <text:p>19,292</text:p>
          </table:table-cell>
          <table:table-cell office:value-type="float" office:value="9941" table:style-name="ce20">
            <text:p>9,941</text:p>
          </table:table-cell>
          <table:table-cell office:value-type="float" office:value="9351" table:style-name="ce20">
            <text:p>9,351</text:p>
          </table:table-cell>
          <table:table-cell office:value-type="float" office:value="3.8559630313641775" table:style-name="ce22">
            <text:p>3.86</text:p>
          </table:table-cell>
          <table:table-cell office:value-type="float" office:value="34504" table:style-name="ce20">
            <text:p>34,504</text:p>
          </table:table-cell>
          <table:table-cell office:value-type="float" office:value="17887" table:style-name="ce20">
            <text:p>17,887</text:p>
          </table:table-cell>
          <table:table-cell office:value-type="float" office:value="16617" table:style-name="ce20">
            <text:p>16,617</text:p>
          </table:table-cell>
          <table:table-cell office:value-type="float" office:value="6.8964414490042296" table:style-name="ce21">
            <text:p>6.90</text:p>
          </table:table-cell>
          <table:table-cell office:value-type="float" office:value="37807" table:style-name="ce20">
            <text:p>37,807</text:p>
          </table:table-cell>
          <table:table-cell office:value-type="float" office:value="19609" table:style-name="ce20">
            <text:p>19,609</text:p>
          </table:table-cell>
          <table:table-cell office:value-type="float" office:value="18198" table:style-name="ce20">
            <text:p>18,198</text:p>
          </table:table-cell>
          <table:table-cell office:value-type="float" office:value="7.5566242134970691" table:style-name="ce21">
            <text:p>7.56</text:p>
          </table:table-cell>
          <table:table-cell office:value-type="float" office:value="24825" table:style-name="ce20">
            <text:p>24,825</text:p>
          </table:table-cell>
          <table:table-cell office:value-type="float" office:value="13047" table:style-name="ce20">
            <text:p>13,047</text:p>
          </table:table-cell>
          <table:table-cell office:value-type="float" office:value="11778" table:style-name="ce20">
            <text:p>11,778</text:p>
          </table:table-cell>
          <table:table-cell office:value-type="float" office:value="4.9618641018876071" table:style-name="ce21">
            <text:p>4.96</text:p>
          </table:table-cell>
          <table:table-cell office:value-type="float" office:value="429199" table:style-name="ce20">
            <text:p>429,199</text:p>
          </table:table-cell>
          <table:table-cell office:value-type="float" office:value="222485" table:style-name="ce20">
            <text:p>222,485</text:p>
          </table:table-cell>
          <table:table-cell office:value-type="float" office:value="206714" table:style-name="ce20">
            <text:p>206,714</text:p>
          </table:table-cell>
          <table:table-cell office:value-type="float" office:value="85.785583511220906" table:style-name="ce21">
            <text:p>85.79</text:p>
          </table:table-cell>
          <table:table-cell office:value-type="float" office:value="100911" table:style-name="ce20">
            <text:p>100,911</text:p>
          </table:table-cell>
          <table:table-cell office:value-type="float" office:value="46786" table:style-name="ce20">
            <text:p>46,786</text:p>
          </table:table-cell>
          <table:table-cell office:value-type="float" office:value="54125" table:style-name="ce20">
            <text:p>54,125</text:p>
          </table:table-cell>
          <table:table-cell office:value-type="float" office:value="20.169452905763556" table:style-name="ce21">
            <text:p>20.17</text:p>
          </table:table-cell>
          <table:table-cell table:number-columns-repeated="16352" table:style-name="ce2"/>
        </table:table-row>
        <table:table-row table:style-name="ro8">
          <table:table-cell office:value-type="string" table:style-name="ce19">
            <text:p>屏東縣</text:p>
          </table:table-cell>
          <table:table-cell office:value-type="float" office:value="814210" table:style-name="ce20">
            <text:p>814,210</text:p>
          </table:table-cell>
          <table:table-cell office:value-type="float" office:value="414905" table:style-name="ce20">
            <text:p>414,905</text:p>
          </table:table-cell>
          <table:table-cell office:value-type="float" office:value="399305" table:style-name="ce20">
            <text:p>399,305</text:p>
          </table:table-cell>
          <table:table-cell office:value-type="float" office:value="25158" table:style-name="ce20">
            <text:p>25,158</text:p>
          </table:table-cell>
          <table:table-cell office:value-type="float" office:value="13099" table:style-name="ce20">
            <text:p>13,099</text:p>
          </table:table-cell>
          <table:table-cell office:value-type="float" office:value="12059" table:style-name="ce20">
            <text:p>12,059</text:p>
          </table:table-cell>
          <table:table-cell office:value-type="float" office:value="3.0898662507215584" table:style-name="ce21">
            <text:p>3.09</text:p>
          </table:table-cell>
          <table:table-cell office:value-type="float" office:value="36796" table:style-name="ce20">
            <text:p>36,796</text:p>
          </table:table-cell>
          <table:table-cell office:value-type="float" office:value="19137" table:style-name="ce20">
            <text:p>19,137</text:p>
          </table:table-cell>
          <table:table-cell office:value-type="float" office:value="17659" table:style-name="ce20">
            <text:p>17,659</text:p>
          </table:table-cell>
          <table:table-cell office:value-type="float" office:value="4.5192272263912256" table:style-name="ce22">
            <text:p>4.52</text:p>
          </table:table-cell>
          <table:table-cell office:value-type="float" office:value="65520" table:style-name="ce20">
            <text:p>65,520</text:p>
          </table:table-cell>
          <table:table-cell office:value-type="float" office:value="34112" table:style-name="ce20">
            <text:p>34,112</text:p>
          </table:table-cell>
          <table:table-cell office:value-type="float" office:value="31408" table:style-name="ce20">
            <text:p>31,408</text:p>
          </table:table-cell>
          <table:table-cell office:value-type="float" office:value="8.0470640252514709" table:style-name="ce21">
            <text:p>8.05</text:p>
          </table:table-cell>
          <table:table-cell office:value-type="float" office:value="71657" table:style-name="ce20">
            <text:p>71,657</text:p>
          </table:table-cell>
          <table:table-cell office:value-type="float" office:value="37357" table:style-name="ce20">
            <text:p>37,357</text:p>
          </table:table-cell>
          <table:table-cell office:value-type="float" office:value="34300" table:style-name="ce20">
            <text:p>34,300</text:p>
          </table:table-cell>
          <table:table-cell office:value-type="float" office:value="8.800800776212526" table:style-name="ce21">
            <text:p>8.80</text:p>
          </table:table-cell>
          <table:table-cell office:value-type="float" office:value="41309" table:style-name="ce20">
            <text:p>41,309</text:p>
          </table:table-cell>
          <table:table-cell office:value-type="float" office:value="21640" table:style-name="ce20">
            <text:p>21,640</text:p>
          </table:table-cell>
          <table:table-cell office:value-type="float" office:value="19669" table:style-name="ce20">
            <text:p>19,669</text:p>
          </table:table-cell>
          <table:table-cell office:value-type="float" office:value="5.0735068348460466" table:style-name="ce21">
            <text:p>5.07</text:p>
          </table:table-cell>
          <table:table-cell office:value-type="float" office:value="689104" table:style-name="ce20">
            <text:p>689,104</text:p>
          </table:table-cell>
          <table:table-cell office:value-type="float" office:value="349794" table:style-name="ce20">
            <text:p>349,794</text:p>
          </table:table-cell>
          <table:table-cell office:value-type="float" office:value="339310" table:style-name="ce20">
            <text:p>339,310</text:p>
          </table:table-cell>
          <table:table-cell office:value-type="float" office:value="84.634676557644838" table:style-name="ce21">
            <text:p>84.63</text:p>
          </table:table-cell>
          <table:table-cell office:value-type="float" office:value="144812" table:style-name="ce20">
            <text:p>144,812</text:p>
          </table:table-cell>
          <table:table-cell office:value-type="float" office:value="67714" table:style-name="ce20">
            <text:p>67,714</text:p>
          </table:table-cell>
          <table:table-cell office:value-type="float" office:value="77098" table:style-name="ce20">
            <text:p>77,098</text:p>
          </table:table-cell>
          <table:table-cell office:value-type="float" office:value="17.785583571805798" table:style-name="ce21">
            <text:p>17.79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臺東縣</text:p>
          </table:table-cell>
          <table:table-cell office:value-type="float" office:value="215483" table:style-name="ce20">
            <text:p>215,483</text:p>
          </table:table-cell>
          <table:table-cell office:value-type="float" office:value="110773" table:style-name="ce20">
            <text:p>110,773</text:p>
          </table:table-cell>
          <table:table-cell office:value-type="float" office:value="104710" table:style-name="ce20">
            <text:p>104,710</text:p>
          </table:table-cell>
          <table:table-cell office:value-type="float" office:value="7483" table:style-name="ce20">
            <text:p>7,483</text:p>
          </table:table-cell>
          <table:table-cell office:value-type="float" office:value="3927" table:style-name="ce20">
            <text:p>3,927</text:p>
          </table:table-cell>
          <table:table-cell office:value-type="float" office:value="3556" table:style-name="ce20">
            <text:p>3,556</text:p>
          </table:table-cell>
          <table:table-cell office:value-type="float" office:value="3.4726637368145052" table:style-name="ce21">
            <text:p>3.47</text:p>
          </table:table-cell>
          <table:table-cell office:value-type="float" office:value="10760" table:style-name="ce20">
            <text:p>10,760</text:p>
          </table:table-cell>
          <table:table-cell office:value-type="float" office:value="5619" table:style-name="ce20">
            <text:p>5,619</text:p>
          </table:table-cell>
          <table:table-cell office:value-type="float" office:value="5141" table:style-name="ce20">
            <text:p>5,141</text:p>
          </table:table-cell>
          <table:table-cell office:value-type="float" office:value="4.9934333566917113" table:style-name="ce22">
            <text:p>4.99</text:p>
          </table:table-cell>
          <table:table-cell office:value-type="float" office:value="19096" table:style-name="ce20">
            <text:p>19,096</text:p>
          </table:table-cell>
          <table:table-cell office:value-type="float" office:value="9998" table:style-name="ce20">
            <text:p>9,998</text:p>
          </table:table-cell>
          <table:table-cell office:value-type="float" office:value="9098" table:style-name="ce20">
            <text:p>9,098</text:p>
          </table:table-cell>
          <table:table-cell office:value-type="float" office:value="8.8619519869316843" table:style-name="ce21">
            <text:p>8.86</text:p>
          </table:table-cell>
          <table:table-cell office:value-type="float" office:value="20875" table:style-name="ce20">
            <text:p>20,875</text:p>
          </table:table-cell>
          <table:table-cell office:value-type="float" office:value="10957" table:style-name="ce20">
            <text:p>10,957</text:p>
          </table:table-cell>
          <table:table-cell office:value-type="float" office:value="9918" table:style-name="ce20">
            <text:p>9,918</text:p>
          </table:table-cell>
          <table:table-cell office:value-type="float" office:value="9.6875391562211401" table:style-name="ce21">
            <text:p>9.69</text:p>
          </table:table-cell>
          <table:table-cell office:value-type="float" office:value="11819" table:style-name="ce20">
            <text:p>11,819</text:p>
          </table:table-cell>
          <table:table-cell office:value-type="float" office:value="6251" table:style-name="ce20">
            <text:p>6,251</text:p>
          </table:table-cell>
          <table:table-cell office:value-type="float" office:value="5568" table:style-name="ce20">
            <text:p>5,568</text:p>
          </table:table-cell>
          <table:table-cell office:value-type="float" office:value="5.4848874389162949" table:style-name="ce21">
            <text:p>5.48</text:p>
          </table:table-cell>
          <table:table-cell office:value-type="float" office:value="179572" table:style-name="ce20">
            <text:p>179,572</text:p>
          </table:table-cell>
          <table:table-cell office:value-type="float" office:value="91948" table:style-name="ce20">
            <text:p>91,948</text:p>
          </table:table-cell>
          <table:table-cell office:value-type="float" office:value="87624" table:style-name="ce20">
            <text:p>87,624</text:p>
          </table:table-cell>
          <table:table-cell office:value-type="float" office:value="83.334648208907439" table:style-name="ce21">
            <text:p>83.33</text:p>
          </table:table-cell>
          <table:table-cell office:value-type="float" office:value="37173" table:style-name="ce20">
            <text:p>37,173</text:p>
          </table:table-cell>
          <table:table-cell office:value-type="float" office:value="16810" table:style-name="ce20">
            <text:p>16,810</text:p>
          </table:table-cell>
          <table:table-cell office:value-type="float" office:value="20363" table:style-name="ce20">
            <text:p>20,363</text:p>
          </table:table-cell>
          <table:table-cell office:value-type="float" office:value="17.251012840920165" table:style-name="ce21">
            <text:p>17.25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花蓮縣</text:p>
          </table:table-cell>
          <table:table-cell office:value-type="float" office:value="324804" table:style-name="ce20">
            <text:p>324,804</text:p>
          </table:table-cell>
          <table:table-cell office:value-type="float" office:value="164288" table:style-name="ce20">
            <text:p>164,288</text:p>
          </table:table-cell>
          <table:table-cell office:value-type="float" office:value="160516" table:style-name="ce20">
            <text:p>160,516</text:p>
          </table:table-cell>
          <table:table-cell office:value-type="float" office:value="12078" table:style-name="ce20">
            <text:p>12,078</text:p>
          </table:table-cell>
          <table:table-cell office:value-type="float" office:value="6311" table:style-name="ce20">
            <text:p>6,311</text:p>
          </table:table-cell>
          <table:table-cell office:value-type="float" office:value="5767" table:style-name="ce20">
            <text:p>5,767</text:p>
          </table:table-cell>
          <table:table-cell office:value-type="float" office:value="3.7185502641593087" table:style-name="ce21">
            <text:p>3.72</text:p>
          </table:table-cell>
          <table:table-cell office:value-type="float" office:value="17380" table:style-name="ce20">
            <text:p>17,380</text:p>
          </table:table-cell>
          <table:table-cell office:value-type="float" office:value="9070" table:style-name="ce20">
            <text:p>9,070</text:p>
          </table:table-cell>
          <table:table-cell office:value-type="float" office:value="8310" table:style-name="ce20">
            <text:p>8,310</text:p>
          </table:table-cell>
          <table:table-cell office:value-type="float" office:value="5.3509193236536499" table:style-name="ce22">
            <text:p>5.35</text:p>
          </table:table-cell>
          <table:table-cell office:value-type="float" office:value="30132" table:style-name="ce20">
            <text:p>30,132</text:p>
          </table:table-cell>
          <table:table-cell office:value-type="float" office:value="15783" table:style-name="ce20">
            <text:p>15,783</text:p>
          </table:table-cell>
          <table:table-cell office:value-type="float" office:value="14349" table:style-name="ce20">
            <text:p>14,349</text:p>
          </table:table-cell>
          <table:table-cell office:value-type="float" office:value="9.2769793475449802" table:style-name="ce21">
            <text:p>9.28</text:p>
          </table:table-cell>
          <table:table-cell office:value-type="float" office:value="32763" table:style-name="ce20">
            <text:p>32,763</text:p>
          </table:table-cell>
          <table:table-cell office:value-type="float" office:value="17167" table:style-name="ce20">
            <text:p>17,167</text:p>
          </table:table-cell>
          <table:table-cell office:value-type="float" office:value="15596" table:style-name="ce20">
            <text:p>15,596</text:p>
          </table:table-cell>
          <table:table-cell office:value-type="float" office:value="10.087006317656186" table:style-name="ce21">
            <text:p>10.09</text:p>
          </table:table-cell>
          <table:table-cell office:value-type="float" office:value="17222" table:style-name="ce20">
            <text:p>17,222</text:p>
          </table:table-cell>
          <table:table-cell office:value-type="float" office:value="9082" table:style-name="ce20">
            <text:p>9,082</text:p>
          </table:table-cell>
          <table:table-cell office:value-type="float" office:value="8140" table:style-name="ce20">
            <text:p>8,140</text:p>
          </table:table-cell>
          <table:table-cell office:value-type="float" office:value="5.3022746025295255" table:style-name="ce21">
            <text:p>5.30</text:p>
          </table:table-cell>
          <table:table-cell office:value-type="float" office:value="270153" table:style-name="ce20">
            <text:p>270,153</text:p>
          </table:table-cell>
          <table:table-cell office:value-type="float" office:value="135647" table:style-name="ce20">
            <text:p>135,647</text:p>
          </table:table-cell>
          <table:table-cell office:value-type="float" office:value="134506" table:style-name="ce20">
            <text:p>134,506</text:p>
          </table:table-cell>
          <table:table-cell office:value-type="float" office:value="83.174160416743632" table:style-name="ce21">
            <text:p>83.17</text:p>
          </table:table-cell>
          <table:table-cell office:value-type="float" office:value="56004" table:style-name="ce20">
            <text:p>56,004</text:p>
          </table:table-cell>
          <table:table-cell office:value-type="float" office:value="25721" table:style-name="ce20">
            <text:p>25,721</text:p>
          </table:table-cell>
          <table:table-cell office:value-type="float" office:value="30283" table:style-name="ce20">
            <text:p>30,283</text:p>
          </table:table-cell>
          <table:table-cell office:value-type="float" office:value="17.242398492629402" table:style-name="ce21">
            <text:p>17.24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澎湖縣</text:p>
          </table:table-cell>
          <table:table-cell office:value-type="float" office:value="105794" table:style-name="ce20">
            <text:p>105,794</text:p>
          </table:table-cell>
          <table:table-cell office:value-type="float" office:value="54465" table:style-name="ce20">
            <text:p>54,465</text:p>
          </table:table-cell>
          <table:table-cell office:value-type="float" office:value="51329" table:style-name="ce20">
            <text:p>51,329</text:p>
          </table:table-cell>
          <table:table-cell office:value-type="float" office:value="4324" table:style-name="ce20">
            <text:p>4,324</text:p>
          </table:table-cell>
          <table:table-cell office:value-type="float" office:value="2265" table:style-name="ce20">
            <text:p>2,265</text:p>
          </table:table-cell>
          <table:table-cell office:value-type="float" office:value="2059" table:style-name="ce20">
            <text:p>2,059</text:p>
          </table:table-cell>
          <table:table-cell office:value-type="float" office:value="4.087188309355918" table:style-name="ce21">
            <text:p>4.09</text:p>
          </table:table-cell>
          <table:table-cell office:value-type="float" office:value="5669" table:style-name="ce20">
            <text:p>5,669</text:p>
          </table:table-cell>
          <table:table-cell office:value-type="float" office:value="3003" table:style-name="ce20">
            <text:p>3,003</text:p>
          </table:table-cell>
          <table:table-cell office:value-type="float" office:value="2666" table:style-name="ce20">
            <text:p>2,666</text:p>
          </table:table-cell>
          <table:table-cell office:value-type="float" office:value="5.358526948598219" table:style-name="ce22">
            <text:p>5.36</text:p>
          </table:table-cell>
          <table:table-cell office:value-type="float" office:value="8828" table:style-name="ce20">
            <text:p>8,828</text:p>
          </table:table-cell>
          <table:table-cell office:value-type="float" office:value="4650" table:style-name="ce20">
            <text:p>4,650</text:p>
          </table:table-cell>
          <table:table-cell office:value-type="float" office:value="4178" table:style-name="ce20">
            <text:p>4,178</text:p>
          </table:table-cell>
          <table:table-cell office:value-type="float" office:value="8.3445185927368293" table:style-name="ce21">
            <text:p>8.34</text:p>
          </table:table-cell>
          <table:table-cell office:value-type="float" office:value="9459" table:style-name="ce20">
            <text:p>9,459</text:p>
          </table:table-cell>
          <table:table-cell office:value-type="float" office:value="4975" table:style-name="ce20">
            <text:p>4,975</text:p>
          </table:table-cell>
          <table:table-cell office:value-type="float" office:value="4484" table:style-name="ce20">
            <text:p>4,484</text:p>
          </table:table-cell>
          <table:table-cell office:value-type="float" office:value="8.9409607350133271" table:style-name="ce21">
            <text:p>8.94</text:p>
          </table:table-cell>
          <table:table-cell office:value-type="float" office:value="4690" table:style-name="ce20">
            <text:p>4,690</text:p>
          </table:table-cell>
          <table:table-cell office:value-type="float" office:value="2445" table:style-name="ce20">
            <text:p>2,445</text:p>
          </table:table-cell>
          <table:table-cell office:value-type="float" office:value="2245" table:style-name="ce20">
            <text:p>2,245</text:p>
          </table:table-cell>
          <table:table-cell office:value-type="float" office:value="4.4331436565400688" table:style-name="ce21">
            <text:p>4.43</text:p>
          </table:table-cell>
          <table:table-cell office:value-type="float" office:value="89288" table:style-name="ce20">
            <text:p>89,288</text:p>
          </table:table-cell>
          <table:table-cell office:value-type="float" office:value="45739" table:style-name="ce20">
            <text:p>45,739</text:p>
          </table:table-cell>
          <table:table-cell office:value-type="float" office:value="43549" table:style-name="ce20">
            <text:p>43,549</text:p>
          </table:table-cell>
          <table:table-cell office:value-type="float" office:value="84.397980981908233" table:style-name="ce21">
            <text:p>84.40</text:p>
          </table:table-cell>
          <table:table-cell office:value-type="float" office:value="17882" table:style-name="ce20">
            <text:p>17,882</text:p>
          </table:table-cell>
          <table:table-cell office:value-type="float" office:value="8325" table:style-name="ce20">
            <text:p>8,325</text:p>
          </table:table-cell>
          <table:table-cell office:value-type="float" office:value="9557" table:style-name="ce20">
            <text:p>9,557</text:p>
          </table:table-cell>
          <table:table-cell office:value-type="float" office:value="16.902659886193923" table:style-name="ce21">
            <text:p>16.90</text:p>
          </table:table-cell>
          <table:table-cell table:number-columns-repeated="16352" table:style-name="ce2"/>
        </table:table-row>
        <table:table-row table:style-name="ro7">
          <table:table-cell office:value-type="string" table:style-name="ce19">
            <text:p>基隆市</text:p>
          </table:table-cell>
          <table:table-cell office:value-type="float" office:value="368020" table:style-name="ce20">
            <text:p>368,020</text:p>
          </table:table-cell>
          <table:table-cell office:value-type="float" office:value="183583" table:style-name="ce20">
            <text:p>183,583</text:p>
          </table:table-cell>
          <table:table-cell office:value-type="float" office:value="184437" table:style-name="ce20">
            <text:p>184,437</text:p>
          </table:table-cell>
          <table:table-cell office:value-type="float" office:value="11005" table:style-name="ce20">
            <text:p>11,005</text:p>
          </table:table-cell>
          <table:table-cell office:value-type="float" office:value="5649" table:style-name="ce20">
            <text:p>5,649</text:p>
          </table:table-cell>
          <table:table-cell office:value-type="float" office:value="5356" table:style-name="ce20">
            <text:p>5,356</text:p>
          </table:table-cell>
          <table:table-cell office:value-type="float" office:value="2.9903266126840933" table:style-name="ce21">
            <text:p>2.99</text:p>
          </table:table-cell>
          <table:table-cell office:value-type="float" office:value="16176" table:style-name="ce20">
            <text:p>16,176</text:p>
          </table:table-cell>
          <table:table-cell office:value-type="float" office:value="8330" table:style-name="ce20">
            <text:p>8,330</text:p>
          </table:table-cell>
          <table:table-cell office:value-type="float" office:value="7846" table:style-name="ce20">
            <text:p>7,846</text:p>
          </table:table-cell>
          <table:table-cell office:value-type="float" office:value="4.3954132927558289" table:style-name="ce22">
            <text:p>4.40</text:p>
          </table:table-cell>
          <table:table-cell office:value-type="float" office:value="29248" table:style-name="ce20">
            <text:p>29,248</text:p>
          </table:table-cell>
          <table:table-cell office:value-type="float" office:value="15066" table:style-name="ce20">
            <text:p>15,066</text:p>
          </table:table-cell>
          <table:table-cell office:value-type="float" office:value="14182" table:style-name="ce20">
            <text:p>14,182</text:p>
          </table:table-cell>
          <table:table-cell office:value-type="float" office:value="7.9473941633606868" table:style-name="ce21">
            <text:p>7.95</text:p>
          </table:table-cell>
          <table:table-cell office:value-type="float" office:value="31924" table:style-name="ce20">
            <text:p>31,924</text:p>
          </table:table-cell>
          <table:table-cell office:value-type="float" office:value="16483" table:style-name="ce20">
            <text:p>16,483</text:p>
          </table:table-cell>
          <table:table-cell office:value-type="float" office:value="15441" table:style-name="ce20">
            <text:p>15,441</text:p>
          </table:table-cell>
          <table:table-cell office:value-type="float" office:value="8.6745285582305307" table:style-name="ce21">
            <text:p>8.67</text:p>
          </table:table-cell>
          <table:table-cell office:value-type="float" office:value="17887" table:style-name="ce20">
            <text:p>17,887</text:p>
          </table:table-cell>
          <table:table-cell office:value-type="float" office:value="9384" table:style-name="ce20">
            <text:p>9,384</text:p>
          </table:table-cell>
          <table:table-cell office:value-type="float" office:value="8503" table:style-name="ce20">
            <text:p>8,503</text:p>
          </table:table-cell>
          <table:table-cell office:value-type="float" office:value="4.8603336775175263" table:style-name="ce21">
            <text:p>4.86</text:p>
          </table:table-cell>
          <table:table-cell office:value-type="float" office:value="313150" table:style-name="ce20">
            <text:p>313,150</text:p>
          </table:table-cell>
          <table:table-cell office:value-type="float" office:value="155072" table:style-name="ce20">
            <text:p>155,072</text:p>
          </table:table-cell>
          <table:table-cell office:value-type="float" office:value="158078" table:style-name="ce20">
            <text:p>158,078</text:p>
          </table:table-cell>
          <table:table-cell office:value-type="float" office:value="85.090484212814516" table:style-name="ce21">
            <text:p>85.09</text:p>
          </table:table-cell>
          <table:table-cell office:value-type="float" office:value="63434" table:style-name="ce20">
            <text:p>63,434</text:p>
          </table:table-cell>
          <table:table-cell office:value-type="float" office:value="28643" table:style-name="ce20">
            <text:p>28,643</text:p>
          </table:table-cell>
          <table:table-cell office:value-type="float" office:value="34791" table:style-name="ce20">
            <text:p>34,791</text:p>
          </table:table-cell>
          <table:table-cell office:value-type="float" office:value="17.236563230259225" table:style-name="ce21">
            <text:p>17.24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新竹市</text:p>
          </table:table-cell>
          <table:table-cell office:value-type="float" office:value="450617" table:style-name="ce20">
            <text:p>450,617</text:p>
          </table:table-cell>
          <table:table-cell office:value-type="float" office:value="222302" table:style-name="ce20">
            <text:p>222,302</text:p>
          </table:table-cell>
          <table:table-cell office:value-type="float" office:value="228315" table:style-name="ce20">
            <text:p>228,315</text:p>
          </table:table-cell>
          <table:table-cell office:value-type="float" office:value="22849" table:style-name="ce20">
            <text:p>22,849</text:p>
          </table:table-cell>
          <table:table-cell office:value-type="float" office:value="11761" table:style-name="ce20">
            <text:p>11,761</text:p>
          </table:table-cell>
          <table:table-cell office:value-type="float" office:value="11088" table:style-name="ce20">
            <text:p>11,088</text:p>
          </table:table-cell>
          <table:table-cell office:value-type="float" office:value="5.0706031951746162" table:style-name="ce21">
            <text:p>5.07</text:p>
          </table:table-cell>
          <table:table-cell office:value-type="float" office:value="34422" table:style-name="ce20">
            <text:p>34,422</text:p>
          </table:table-cell>
          <table:table-cell office:value-type="float" office:value="17768" table:style-name="ce20">
            <text:p>17,768</text:p>
          </table:table-cell>
          <table:table-cell office:value-type="float" office:value="16654" table:style-name="ce20">
            <text:p>16,654</text:p>
          </table:table-cell>
          <table:table-cell office:value-type="float" office:value="7.63885960804852" table:style-name="ce22">
            <text:p>7.64</text:p>
          </table:table-cell>
          <table:table-cell office:value-type="float" office:value="61218" table:style-name="ce20">
            <text:p>61,218</text:p>
          </table:table-cell>
          <table:table-cell office:value-type="float" office:value="31781" table:style-name="ce20">
            <text:p>31,781</text:p>
          </table:table-cell>
          <table:table-cell office:value-type="float" office:value="29437" table:style-name="ce20">
            <text:p>29,437</text:p>
          </table:table-cell>
          <table:table-cell office:value-type="float" office:value="13.585372944207608" table:style-name="ce21">
            <text:p>13.59</text:p>
          </table:table-cell>
          <table:table-cell office:value-type="float" office:value="66485" table:style-name="ce20">
            <text:p>66,485</text:p>
          </table:table-cell>
          <table:table-cell office:value-type="float" office:value="34654" table:style-name="ce20">
            <text:p>34,654</text:p>
          </table:table-cell>
          <table:table-cell office:value-type="float" office:value="31831" table:style-name="ce20">
            <text:p>31,831</text:p>
          </table:table-cell>
          <table:table-cell office:value-type="float" office:value="14.754214776628489" table:style-name="ce21">
            <text:p>14.75</text:p>
          </table:table-cell>
          <table:table-cell office:value-type="float" office:value="29639" table:style-name="ce20">
            <text:p>29,639</text:p>
          </table:table-cell>
          <table:table-cell office:value-type="float" office:value="15502" table:style-name="ce20">
            <text:p>15,502</text:p>
          </table:table-cell>
          <table:table-cell office:value-type="float" office:value="14137" table:style-name="ce20">
            <text:p>14,137</text:p>
          </table:table-cell>
          <table:table-cell office:value-type="float" office:value="6.577426062487655" table:style-name="ce21">
            <text:p>6.58</text:p>
          </table:table-cell>
          <table:table-cell office:value-type="float" office:value="349119" table:style-name="ce20">
            <text:p>349,119</text:p>
          </table:table-cell>
          <table:table-cell office:value-type="float" office:value="169441" table:style-name="ce20">
            <text:p>169,441</text:p>
          </table:table-cell>
          <table:table-cell office:value-type="float" office:value="179678" table:style-name="ce20">
            <text:p>179,678</text:p>
          </table:table-cell>
          <table:table-cell office:value-type="float" office:value="77.475772108020777" table:style-name="ce21">
            <text:p>77.48</text:p>
          </table:table-cell>
          <table:table-cell office:value-type="float" office:value="58343" table:style-name="ce20">
            <text:p>58,343</text:p>
          </table:table-cell>
          <table:table-cell office:value-type="float" office:value="25888" table:style-name="ce20">
            <text:p>25,888</text:p>
          </table:table-cell>
          <table:table-cell office:value-type="float" office:value="32455" table:style-name="ce20">
            <text:p>32,455</text:p>
          </table:table-cell>
          <table:table-cell office:value-type="float" office:value="12.94735884354119" table:style-name="ce21">
            <text:p>12.95</text:p>
          </table:table-cell>
          <table:table-cell table:number-columns-repeated="16352" table:style-name="ce2"/>
        </table:table-row>
        <table:table-row table:style-name="ro2">
          <table:table-cell office:value-type="string" table:style-name="ce19">
            <text:p>嘉義市</text:p>
          </table:table-cell>
          <table:table-cell office:value-type="float" office:value="266442" table:style-name="ce20">
            <text:p>266,442</text:p>
          </table:table-cell>
          <table:table-cell office:value-type="float" office:value="129035" table:style-name="ce20">
            <text:p>129,035</text:p>
          </table:table-cell>
          <table:table-cell office:value-type="float" office:value="137407" table:style-name="ce20">
            <text:p>137,407</text:p>
          </table:table-cell>
          <table:table-cell office:value-type="float" office:value="9833" table:style-name="ce20">
            <text:p>9,833</text:p>
          </table:table-cell>
          <table:table-cell office:value-type="float" office:value="5135" table:style-name="ce20">
            <text:p>5,135</text:p>
          </table:table-cell>
          <table:table-cell office:value-type="float" office:value="4698" table:style-name="ce20">
            <text:p>4,698</text:p>
          </table:table-cell>
          <table:table-cell office:value-type="float" office:value="3.6904842329662744" table:style-name="ce21">
            <text:p>3.69</text:p>
          </table:table-cell>
          <table:table-cell office:value-type="float" office:value="14790" table:style-name="ce20">
            <text:p>14,790</text:p>
          </table:table-cell>
          <table:table-cell office:value-type="float" office:value="7718" table:style-name="ce20">
            <text:p>7,718</text:p>
          </table:table-cell>
          <table:table-cell office:value-type="float" office:value="7072" table:style-name="ce20">
            <text:p>7,072</text:p>
          </table:table-cell>
          <table:table-cell office:value-type="float" office:value="5.5509266557074337" table:style-name="ce22">
            <text:p>5.55</text:p>
          </table:table-cell>
          <table:table-cell office:value-type="float" office:value="27329" table:style-name="ce20">
            <text:p>27,329</text:p>
          </table:table-cell>
          <table:table-cell office:value-type="float" office:value="14304" table:style-name="ce20">
            <text:p>14,304</text:p>
          </table:table-cell>
          <table:table-cell office:value-type="float" office:value="13025" table:style-name="ce20">
            <text:p>13,025</text:p>
          </table:table-cell>
          <table:table-cell office:value-type="float" office:value="10.257016536431944" table:style-name="ce21">
            <text:p>10.26</text:p>
          </table:table-cell>
          <table:table-cell office:value-type="float" office:value="30080" table:style-name="ce20">
            <text:p>30,080</text:p>
          </table:table-cell>
          <table:table-cell office:value-type="float" office:value="15778" table:style-name="ce20">
            <text:p>15,778</text:p>
          </table:table-cell>
          <table:table-cell office:value-type="float" office:value="14302" table:style-name="ce20">
            <text:p>14,302</text:p>
          </table:table-cell>
          <table:table-cell office:value-type="float" office:value="11.28951141336576" table:style-name="ce21">
            <text:p>11.29</text:p>
          </table:table-cell>
          <table:table-cell office:value-type="float" office:value="16495" table:style-name="ce20">
            <text:p>16,495</text:p>
          </table:table-cell>
          <table:table-cell office:value-type="float" office:value="8627" table:style-name="ce20">
            <text:p>8,627</text:p>
          </table:table-cell>
          <table:table-cell office:value-type="float" office:value="7868" table:style-name="ce20">
            <text:p>7,868</text:p>
          </table:table-cell>
          <table:table-cell office:value-type="float" office:value="6.190840783359981" table:style-name="ce21">
            <text:p>6.19</text:p>
          </table:table-cell>
          <table:table-cell office:value-type="float" office:value="216006" table:style-name="ce20">
            <text:p>216,006</text:p>
          </table:table-cell>
          <table:table-cell office:value-type="float" office:value="102644" table:style-name="ce20">
            <text:p>102,644</text:p>
          </table:table-cell>
          <table:table-cell office:value-type="float" office:value="113362" table:style-name="ce20">
            <text:p>113,362</text:p>
          </table:table-cell>
          <table:table-cell office:value-type="float" office:value="81.070551940009466" table:style-name="ce21">
            <text:p>81.07</text:p>
          </table:table-cell>
          <table:table-cell office:value-type="float" office:value="42782" table:style-name="ce20">
            <text:p>42,782</text:p>
          </table:table-cell>
          <table:table-cell office:value-type="float" office:value="18841" table:style-name="ce20">
            <text:p>18,841</text:p>
          </table:table-cell>
          <table:table-cell office:value-type="float" office:value="23941" table:style-name="ce20">
            <text:p>23,941</text:p>
          </table:table-cell>
          <table:table-cell office:value-type="float" office:value="16.056777835326265" table:style-name="ce21">
            <text:p>16.06</text:p>
          </table:table-cell>
          <table:table-cell table:number-columns-repeated="16352" table:style-name="ce2"/>
        </table:table-row>
        <table:table-row table:style-name="ro9">
          <table:table-cell office:value-type="string" table:style-name="ce15">
            <text:p>福建省</text:p>
          </table:table-cell>
          <table:table-cell office:value-type="float" office:value="153461" table:style-name="ce16">
            <text:p>153,461</text:p>
          </table:table-cell>
          <table:table-cell office:value-type="float" office:value="77623" table:style-name="ce16">
            <text:p>77,623</text:p>
          </table:table-cell>
          <table:table-cell office:value-type="float" office:value="75838" table:style-name="ce16">
            <text:p>75,838</text:p>
          </table:table-cell>
          <table:table-cell office:value-type="float" office:value="5484" table:style-name="ce16">
            <text:p>5,484</text:p>
          </table:table-cell>
          <table:table-cell office:value-type="float" office:value="2808" table:style-name="ce16">
            <text:p>2,808</text:p>
          </table:table-cell>
          <table:table-cell office:value-type="float" office:value="2676" table:style-name="ce16">
            <text:p>2,676</text:p>
          </table:table-cell>
          <table:table-cell office:value-type="float" office:value="3.5735463733456707" table:style-name="ce17">
            <text:p>3.57</text:p>
          </table:table-cell>
          <table:table-cell office:value-type="float" office:value="7293" table:style-name="ce16">
            <text:p>7,293</text:p>
          </table:table-cell>
          <table:table-cell office:value-type="float" office:value="3743" table:style-name="ce16">
            <text:p>3,743</text:p>
          </table:table-cell>
          <table:table-cell office:value-type="float" office:value="3550" table:style-name="ce16">
            <text:p>3,550</text:p>
          </table:table-cell>
          <table:table-cell office:value-type="float" office:value="4.7523475019711849" table:style-name="ce18">
            <text:p>4.75</text:p>
          </table:table-cell>
          <table:table-cell office:value-type="float" office:value="11611" table:style-name="ce16">
            <text:p>11,611</text:p>
          </table:table-cell>
          <table:table-cell office:value-type="float" office:value="5989" table:style-name="ce16">
            <text:p>5,989</text:p>
          </table:table-cell>
          <table:table-cell office:value-type="float" office:value="5622" table:style-name="ce16">
            <text:p>5,622</text:p>
          </table:table-cell>
          <table:table-cell office:value-type="float" office:value="7.5660917105974805" table:style-name="ce17">
            <text:p>7.57</text:p>
          </table:table-cell>
          <table:table-cell office:value-type="float" office:value="12405" table:style-name="ce16">
            <text:p>12,405</text:p>
          </table:table-cell>
          <table:table-cell office:value-type="float" office:value="6414" table:style-name="ce16">
            <text:p>6,414</text:p>
          </table:table-cell>
          <table:table-cell office:value-type="float" office:value="5991" table:style-name="ce16">
            <text:p>5,991</text:p>
          </table:table-cell>
          <table:table-cell office:value-type="float" office:value="8.0834870097288558" table:style-name="ce17">
            <text:p>8.08</text:p>
          </table:table-cell>
          <table:table-cell office:value-type="float" office:value="5569" table:style-name="ce16">
            <text:p>5,569</text:p>
          </table:table-cell>
          <table:table-cell office:value-type="float" office:value="2957" table:style-name="ce16">
            <text:p>2,957</text:p>
          </table:table-cell>
          <table:table-cell office:value-type="float" office:value="2612" table:style-name="ce16">
            <text:p>2,612</text:p>
          </table:table-cell>
          <table:table-cell office:value-type="float" office:value="3.6289350388698107" table:style-name="ce17">
            <text:p>3.63</text:p>
          </table:table-cell>
          <table:table-cell office:value-type="float" office:value="132380" table:style-name="ce16">
            <text:p>132,380</text:p>
          </table:table-cell>
          <table:table-cell office:value-type="float" office:value="66620" table:style-name="ce16">
            <text:p>66,620</text:p>
          </table:table-cell>
          <table:table-cell office:value-type="float" office:value="65760" table:style-name="ce16">
            <text:p>65,760</text:p>
          </table:table-cell>
          <table:table-cell office:value-type="float" office:value="86.262959318654254" table:style-name="ce17">
            <text:p>86.26</text:p>
          </table:table-cell>
          <table:table-cell office:value-type="float" office:value="21534" table:style-name="ce16">
            <text:p>21,534</text:p>
          </table:table-cell>
          <table:table-cell office:value-type="float" office:value="10450" table:style-name="ce16">
            <text:p>10,450</text:p>
          </table:table-cell>
          <table:table-cell office:value-type="float" office:value="11084" table:style-name="ce16">
            <text:p>11,084</text:p>
          </table:table-cell>
          <table:table-cell office:value-type="float" office:value="14.032229687021458" table:style-name="ce17">
            <text:p>14.03</text:p>
          </table:table-cell>
          <table:table-cell table:number-columns-repeated="16352" table:style-name="ce2"/>
        </table:table-row>
        <table:table-row table:style-name="ro10">
          <table:table-cell office:value-type="string" table:style-name="ce19">
            <text:p>金門縣</text:p>
          </table:table-cell>
          <table:table-cell office:value-type="float" office:value="140329" table:style-name="ce20">
            <text:p>140,329</text:p>
          </table:table-cell>
          <table:table-cell office:value-type="float" office:value="70064" table:style-name="ce20">
            <text:p>70,064</text:p>
          </table:table-cell>
          <table:table-cell office:value-type="float" office:value="70265" table:style-name="ce20">
            <text:p>70,265</text:p>
          </table:table-cell>
          <table:table-cell office:value-type="float" office:value="4889" table:style-name="ce20">
            <text:p>4,889</text:p>
          </table:table-cell>
          <table:table-cell office:value-type="float" office:value="2482" table:style-name="ce20">
            <text:p>2,482</text:p>
          </table:table-cell>
          <table:table-cell office:value-type="float" office:value="2407" table:style-name="ce20">
            <text:p>2,407</text:p>
          </table:table-cell>
          <table:table-cell office:value-type="float" office:value="3.4839555615731599" table:style-name="ce21">
            <text:p>3.48</text:p>
          </table:table-cell>
          <table:table-cell office:value-type="float" office:value="6511" table:style-name="ce20">
            <text:p>6,511</text:p>
          </table:table-cell>
          <table:table-cell office:value-type="float" office:value="3321" table:style-name="ce20">
            <text:p>3,321</text:p>
          </table:table-cell>
          <table:table-cell office:value-type="float" office:value="3190" table:style-name="ce20">
            <text:p>3,190</text:p>
          </table:table-cell>
          <table:table-cell office:value-type="float" office:value="4.6398107304976159" table:style-name="ce22">
            <text:p>4.64</text:p>
          </table:table-cell>
          <table:table-cell office:value-type="float" office:value="10363" table:style-name="ce20">
            <text:p>10,363</text:p>
          </table:table-cell>
          <table:table-cell office:value-type="float" office:value="5319" table:style-name="ce20">
            <text:p>5,319</text:p>
          </table:table-cell>
          <table:table-cell office:value-type="float" office:value="5044" table:style-name="ce20">
            <text:p>5,044</text:p>
          </table:table-cell>
          <table:table-cell office:value-type="float" office:value="7.3847886039236368" table:style-name="ce21">
            <text:p>7.38</text:p>
          </table:table-cell>
          <table:table-cell office:value-type="float" office:value="11080" table:style-name="ce20">
            <text:p>11,080</text:p>
          </table:table-cell>
          <table:table-cell office:value-type="float" office:value="5707" table:style-name="ce20">
            <text:p>5,707</text:p>
          </table:table-cell>
          <table:table-cell office:value-type="float" office:value="5373" table:style-name="ce20">
            <text:p>5,373</text:p>
          </table:table-cell>
          <table:table-cell office:value-type="float" office:value="7.8957307470301927" table:style-name="ce21">
            <text:p>7.90</text:p>
          </table:table-cell>
          <table:table-cell office:value-type="float" office:value="5019" table:style-name="ce20">
            <text:p>5,019</text:p>
          </table:table-cell>
          <table:table-cell office:value-type="float" office:value="2661" table:style-name="ce20">
            <text:p>2,661</text:p>
          </table:table-cell>
          <table:table-cell office:value-type="float" office:value="2358" table:style-name="ce20">
            <text:p>2,358</text:p>
          </table:table-cell>
          <table:table-cell office:value-type="float" office:value="3.576595001745897" table:style-name="ce21">
            <text:p>3.58</text:p>
          </table:table-cell>
          <table:table-cell office:value-type="float" office:value="121325" table:style-name="ce20">
            <text:p>121,325</text:p>
          </table:table-cell>
          <table:table-cell office:value-type="float" office:value="60187" table:style-name="ce20">
            <text:p>60,187</text:p>
          </table:table-cell>
          <table:table-cell office:value-type="float" office:value="61138" table:style-name="ce20">
            <text:p>61,138</text:p>
          </table:table-cell>
          <table:table-cell office:value-type="float" office:value="86.457539068902364" table:style-name="ce21">
            <text:p>86.46</text:p>
          </table:table-cell>
          <table:table-cell office:value-type="float" office:value="19891" table:style-name="ce20">
            <text:p>19,891</text:p>
          </table:table-cell>
          <table:table-cell office:value-type="float" office:value="9556" table:style-name="ce20">
            <text:p>9,556</text:p>
          </table:table-cell>
          <table:table-cell office:value-type="float" office:value="10335" table:style-name="ce20">
            <text:p>10,335</text:p>
          </table:table-cell>
          <table:table-cell office:value-type="float" office:value="14.174546957507001" table:style-name="ce21">
            <text:p>14.17</text:p>
          </table:table-cell>
          <table:table-cell table:number-columns-repeated="16352" table:style-name="ce2"/>
        </table:table-row>
        <table:table-row table:style-name="ro11">
          <table:table-cell office:value-type="string" table:style-name="ce23">
            <text:p>連江縣</text:p>
          </table:table-cell>
          <table:table-cell office:value-type="float" office:value="13132" table:style-name="ce24">
            <text:p>13,132</text:p>
          </table:table-cell>
          <table:table-cell office:value-type="float" office:value="7559" table:style-name="ce24">
            <text:p>7,559</text:p>
          </table:table-cell>
          <table:table-cell office:value-type="float" office:value="5573" table:style-name="ce24">
            <text:p>5,573</text:p>
          </table:table-cell>
          <table:table-cell office:value-type="float" office:value="595" table:style-name="ce24">
            <text:p>595</text:p>
          </table:table-cell>
          <table:table-cell office:value-type="float" office:value="326" table:style-name="ce24">
            <text:p>326</text:p>
          </table:table-cell>
          <table:table-cell office:value-type="float" office:value="269" table:style-name="ce24">
            <text:p>269</text:p>
          </table:table-cell>
          <table:table-cell office:value-type="float" office:value="4.5309168443496795" table:style-name="ce25">
            <text:p>4.53</text:p>
          </table:table-cell>
          <table:table-cell office:value-type="float" office:value="782" table:style-name="ce24">
            <text:p>782</text:p>
          </table:table-cell>
          <table:table-cell office:value-type="float" office:value="422" table:style-name="ce24">
            <text:p>422</text:p>
          </table:table-cell>
          <table:table-cell office:value-type="float" office:value="360" table:style-name="ce24">
            <text:p>360</text:p>
          </table:table-cell>
          <table:table-cell office:value-type="float" office:value="5.954919281145294" table:style-name="ce26">
            <text:p>5.95</text:p>
          </table:table-cell>
          <table:table-cell office:value-type="float" office:value="1248" table:style-name="ce24">
            <text:p>1,248</text:p>
          </table:table-cell>
          <table:table-cell office:value-type="float" office:value="670" table:style-name="ce24">
            <text:p>670</text:p>
          </table:table-cell>
          <table:table-cell office:value-type="float" office:value="578" table:style-name="ce24">
            <text:p>578</text:p>
          </table:table-cell>
          <table:table-cell office:value-type="float" office:value="9.5035028936947921" table:style-name="ce25">
            <text:p>9.50</text:p>
          </table:table-cell>
          <table:table-cell office:value-type="float" office:value="1325" table:style-name="ce24">
            <text:p>1,325</text:p>
          </table:table-cell>
          <table:table-cell office:value-type="float" office:value="707" table:style-name="ce24">
            <text:p>707</text:p>
          </table:table-cell>
          <table:table-cell office:value-type="float" office:value="618" table:style-name="ce24">
            <text:p>618</text:p>
          </table:table-cell>
          <table:table-cell office:value-type="float" office:value="10.08985683825769" table:style-name="ce25">
            <text:p>10.09</text:p>
          </table:table-cell>
          <table:table-cell office:value-type="float" office:value="550" table:style-name="ce24">
            <text:p>550</text:p>
          </table:table-cell>
          <table:table-cell office:value-type="float" office:value="296" table:style-name="ce24">
            <text:p>296</text:p>
          </table:table-cell>
          <table:table-cell office:value-type="float" office:value="254" table:style-name="ce24">
            <text:p>254</text:p>
          </table:table-cell>
          <table:table-cell office:value-type="float" office:value="4.1882424611635702" table:style-name="ce25">
            <text:p>4.19</text:p>
          </table:table-cell>
          <table:table-cell office:value-type="float" office:value="11055" table:style-name="ce24">
            <text:p>11,055</text:p>
          </table:table-cell>
          <table:table-cell office:value-type="float" office:value="6433" table:style-name="ce24">
            <text:p>6,433</text:p>
          </table:table-cell>
          <table:table-cell office:value-type="float" office:value="4622" table:style-name="ce24">
            <text:p>4,622</text:p>
          </table:table-cell>
          <table:table-cell office:value-type="float" office:value="84.183673469387756" table:style-name="ce25">
            <text:p>84.18</text:p>
          </table:table-cell>
          <table:table-cell office:value-type="float" office:value="1643" table:style-name="ce24">
            <text:p>1,643</text:p>
          </table:table-cell>
          <table:table-cell office:value-type="float" office:value="894" table:style-name="ce24">
            <text:p>894</text:p>
          </table:table-cell>
          <table:table-cell office:value-type="float" office:value="749" table:style-name="ce24">
            <text:p>749</text:p>
          </table:table-cell>
          <table:table-cell office:value-type="float" office:value="12.511422479439538" table:style-name="ce25">
            <text:p>12.51</text:p>
          </table:table-cell>
          <table:table-cell table:style-name="ce27"/>
          <table:table-cell table:number-columns-repeated="7" table:style-name="ce2"/>
          <table:table-cell table:number-columns-repeated="16344" table:style-name="ce27"/>
        </table:table-row>
        <table:table-row table:style-name="ro12">
          <table:table-cell office:value-type="string" table:style-name="ce28">
            <text:p>說明：本表各年齡結構指標項目係屬部分統計，各年齡指標欄位合計數不等於總人口數。</text:p>
          </table:table-cell>
          <table:table-cell table:number-columns-repeated="6" table:style-name="ce29"/>
          <table:table-cell table:number-columns-repeated="17" table:style-name="ce30"/>
          <table:table-cell table:number-columns-repeated="3" table:style-name="ce31"/>
          <table:table-cell table:number-columns-repeated="4" table:style-name="ce2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32">
            <text:p><text:s text:c="16"/>內政部戶政司 <text:s/>109年10月7日編製</text:p>
          </table:table-cell>
          <table:table-cell table:number-columns-repeated="16352" table:style-name="ce2"/>
        </table:table-row>
        <table:table-row table:number-rows-repeated="1048546" table:style-name="ro13">
          <table:table-cell table:number-columns-repeated="16384"/>
        </table:table-row>
        <table:named-expressions>
          <table:named-range table:name="Print_Area" table:cell-range-address="05-年齡結構.$A$1:05-年齡結構.$AF$30" table:base-cell-address="05-年齡結構.$A$1"/>
        </table:named-expressions>
      </table:table>
      <table:table table:name="'file://192.168.167.105/d/【可雲移交資料】/月報/06速(月)報套印/10909/速報各月(9月修正)-109.9..xls'#01-年月別" table:style-name="ta2">
        <table:table-source xlink:href="file://192.168.167.105/d/【可雲移交資料】/月報/06速(月)報套印/10909/速報各月(9月修正)-109.9..xls" table:table-name="01-年月別" table:mode="copy-results-only"/>
        <table:table-column/>
        <table:table-row table:number-rows-repeated="57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  109年10月7日編製"/>
          <table:table-cell table:number-columns-repeated="16353"/>
        </table:table-row>
        <table:table-row table:number-rows-repeated="1048518">
          <table:table-cell table:number-columns-repeated="16353"/>
        </table:table-row>
      </table:table>
      <table:table table:name="'file://192.168.167.105/d/【可雲移交資料】/月報/06速(月)報套印/10909/速報各月(9月修正)-109.9..xls'#01-縣市別" table:style-name="ta2">
        <table:table-source xlink:href="file://192.168.167.105/d/【可雲移交資料】/月報/06速(月)報套印/10909/速報各月(9月修正)-109.9.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齡結構" table:style-name="ta2">
        <table:table-source xlink:href="file://192.168.167.105/d/【可雲移交資料】/月報/06速(月)報套印/10909/速報各月(9月修正)-109.9..xls" table:table-name="01-年齡結構" table:mode="copy-results-only"/>
        <table:table-column/>
        <table:table-row>
          <table:table-cell table:number-columns-repeated="16384"/>
        </table:table-row>
        <table:table-row>
          <table:table-cell table:number-columns-repeated="10"/>
          <table:table-cell office:value-type="string" office:string-value="中 華 民 國 109 年 9 月 底"/>
          <table:table-cell table:number-columns-repeated="16373"/>
        </table:table-row>
        <table:table-row table:number-rows-repeated="1048574">
          <table:table-cell table:number-columns-repeated="16373"/>
        </table:table-row>
      </table:table>
      <table:table table:name="'file://192.168.167.105/d/【可雲移交資料】/月報/06速(月)報套印/10909/速報各月(9月修正)-109.9..xls'#01資料分析_" table:style-name="ta2">
        <table:table-source xlink:href="file://192.168.167.105/d/【可雲移交資料】/月報/06速(月)報套印/10909/速報各月(9月修正)-109.9.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分析(草稿)" table:style-name="ta2">
        <table:table-source xlink:href="file://192.168.167.105/d/【可雲移交資料】/月報/06速(月)報套印/10909/速報各月(9月修正)-109.9.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年月別" table:style-name="ta2">
        <table:table-source xlink:href="file://192.168.167.105/d/【可雲移交資料】/月報/06速(月)報套印/10909/速報各月(9月修正)-109.9.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縣市別" table:style-name="ta2">
        <table:table-source xlink:href="file://192.168.167.105/d/【可雲移交資料】/月報/06速(月)報套印/10909/速報各月(9月修正)-109.9.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4-單一年齡" table:style-name="ta2">
        <table:table-source xlink:href="file://192.168.167.105/d/【可雲移交資料】/月報/06速(月)報套印/10909/速報各月(9月修正)-109.9.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5-年齡結構" table:style-name="ta2">
        <table:table-source xlink:href="file://192.168.167.105/d/【可雲移交資料】/月報/06速(月)報套印/10909/速報各月(9月修正)-109.9.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6-人口增加&amp;生死結離" table:style-name="ta2">
        <table:table-source xlink:href="file://192.168.167.105/d/【可雲移交資料】/月報/06速(月)報套印/10909/速報各月(9月修正)-109.9.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年月別" table:style-name="ta2">
        <table:table-source xlink:href="file://192.168.167.105/d/【可雲移交資料】/月報/06速(月)報套印/10909/速報各月(9月修正)-109.9.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縣市別" table:style-name="ta2">
        <table:table-source xlink:href="file://192.168.167.105/d/【可雲移交資料】/月報/06速(月)報套印/10909/速報各月(9月修正)-109.9.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年月別" table:style-name="ta2">
        <table:table-source xlink:href="file://192.168.167.105/d/【可雲移交資料】/月報/06速(月)報套印/10909/速報各月(9月修正)-109.9.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縣市別" table:style-name="ta2">
        <table:table-source xlink:href="file://192.168.167.105/d/【可雲移交資料】/月報/06速(月)報套印/10909/速報各月(9月修正)-109.9.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1-遷徙" table:style-name="ta2">
        <table:table-source xlink:href="file://192.168.167.105/d/【可雲移交資料】/月報/06速(月)報套印/10909/速報各月(9月修正)-109.9.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說明" table:style-name="ta2">
        <table:table-source xlink:href="file://192.168.167.105/d/【可雲移交資料】/月報/06速(月)報套印/10909/速報各月(9月修正)-109.9.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60" table:style-name="ta2">
        <table:table-source xlink:href="file://192.168.167.105/d/【可雲移交資料】/月報/06速(月)報套印/10909/速報各月(9月修正)-109.9.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70" table:style-name="ta2">
        <table:table-source xlink:href="file://192.168.167.105/d/【可雲移交資料】/月報/06速(月)報套印/10909/速報各月(9月修正)-109.9.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B0" table:style-name="ta2">
        <table:table-source xlink:href="file://192.168.167.105/d/【可雲移交資料】/月報/06速(月)報套印/10909/速報各月(9月修正)-109.9.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微軟正黑體" svg:font-family="微軟正黑體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</style:style>
    <style:style style:name="_19968__33324__Book2" style:display-name="一般_Book2" style:family="table-cell" style:data-style-name="N0">
      <style:table-cell-properties style:vertical-align="automatic" fo:background-color="transparent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style:font-name="微軟正黑體" style:font-name-asian="微軟正黑體" style:font-name-complex="微軟正黑體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196527777777778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3:16:18Z</meta:creation-date>
    <dc:date>2020-10-12T01:07:32Z</dc:date>
  </office:meta>
</office:document-meta>
</file>